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5292" officeooo:paragraph-rsid="00005292"/>
    </style:style>
    <style:style style:name="P2" style:family="paragraph" style:parent-style-name="Standard">
      <style:text-properties fo:font-weight="bold" officeooo:rsid="00005292" officeooo:paragraph-rsid="00005292" style:font-weight-asian="bold" style:font-weight-complex="bold"/>
    </style:style>
    <style:style style:name="P3" style:family="paragraph" style:parent-style-name="Standard">
      <style:text-properties fo:font-weight="bold" officeooo:rsid="000068fb" officeooo:paragraph-rsid="000068fb" style:font-weight-asian="bold" style:font-weight-complex="bold"/>
    </style:style>
    <style:style style:name="P4" style:family="paragraph" style:parent-style-name="Standard">
      <style:text-properties fo:font-weight="bold" officeooo:rsid="000962b7" officeooo:paragraph-rsid="000962b7" style:font-weight-asian="bold" style:font-weight-complex="bold"/>
    </style:style>
    <style:style style:name="P5" style:family="paragraph" style:parent-style-name="Standard">
      <style:text-properties fo:font-weight="bold" officeooo:rsid="000bde1c" officeooo:paragraph-rsid="000bde1c" style:font-weight-asian="bold" style:font-weight-complex="bold"/>
    </style:style>
    <style:style style:name="P6" style:family="paragraph" style:parent-style-name="Standard">
      <style:text-properties fo:font-weight="bold" officeooo:rsid="00115fe4" officeooo:paragraph-rsid="00115fe4" style:font-weight-asian="bold" style:font-weight-complex="bold"/>
    </style:style>
    <style:style style:name="P7" style:family="paragraph" style:parent-style-name="Standard">
      <style:text-properties fo:font-weight="bold" officeooo:rsid="00189d16" officeooo:paragraph-rsid="00189d16" style:font-weight-asian="bold" style:font-weight-complex="bold"/>
    </style:style>
    <style:style style:name="P8" style:family="paragraph" style:parent-style-name="Standard">
      <style:text-properties fo:font-weight="bold" officeooo:rsid="001a6836" officeooo:paragraph-rsid="001a6836" style:font-weight-asian="bold" style:font-weight-complex="bold"/>
    </style:style>
    <style:style style:name="P9" style:family="paragraph" style:parent-style-name="Standard">
      <style:paragraph-properties>
        <style:tab-stops>
          <style:tab-stop style:position="0.7811in"/>
        </style:tab-stops>
      </style:paragraph-properties>
      <style:text-properties fo:font-weight="bold" officeooo:rsid="0022dd6a" officeooo:paragraph-rsid="0022dd6a" style:font-weight-asian="bold" style:font-weight-complex="bold"/>
    </style:style>
    <style:style style:name="P10" style:family="paragraph" style:parent-style-name="Standard">
      <style:text-properties fo:font-weight="bold" officeooo:rsid="0023710f" officeooo:paragraph-rsid="0023710f" style:font-weight-asian="bold" style:font-weight-complex="bold"/>
    </style:style>
    <style:style style:name="P11" style:family="paragraph" style:parent-style-name="Standard">
      <style:text-properties fo:font-weight="bold" officeooo:rsid="0029dc70" officeooo:paragraph-rsid="0029dc70" style:font-weight-asian="bold" style:font-weight-complex="bold"/>
    </style:style>
    <style:style style:name="P12" style:family="paragraph" style:parent-style-name="Standard">
      <style:text-properties fo:font-weight="bold" officeooo:rsid="002c7565" officeooo:paragraph-rsid="002c7565" style:font-weight-asian="bold" style:font-weight-complex="bold"/>
    </style:style>
    <style:style style:name="P13" style:family="paragraph" style:parent-style-name="Standard">
      <style:text-properties fo:font-weight="bold" officeooo:rsid="002e3c8b" officeooo:paragraph-rsid="002e3c8b" style:font-weight-asian="bold" style:font-weight-complex="bold"/>
    </style:style>
    <style:style style:name="P14" style:family="paragraph" style:parent-style-name="Standard">
      <style:text-properties fo:font-weight="bold" officeooo:rsid="002e3c8b" officeooo:paragraph-rsid="002f2c93" style:font-weight-asian="bold" style:font-weight-complex="bold"/>
    </style:style>
    <style:style style:name="P15" style:family="paragraph" style:parent-style-name="Standard">
      <style:text-properties fo:font-weight="bold" officeooo:rsid="0031b637" officeooo:paragraph-rsid="0031b637" style:font-weight-asian="bold" style:font-weight-complex="bold"/>
    </style:style>
    <style:style style:name="P16" style:family="paragraph" style:parent-style-name="Standard">
      <style:text-properties fo:font-weight="bold" officeooo:rsid="00338ab3" officeooo:paragraph-rsid="00338ab3" style:font-weight-asian="bold" style:font-weight-complex="bold"/>
    </style:style>
    <style:style style:name="P17" style:family="paragraph" style:parent-style-name="Standard">
      <style:text-properties fo:font-weight="bold" officeooo:rsid="00338ab3" officeooo:paragraph-rsid="0037afec" style:font-weight-asian="bold" style:font-weight-complex="bold"/>
    </style:style>
    <style:style style:name="P18" style:family="paragraph" style:parent-style-name="Standard">
      <style:text-properties fo:font-weight="bold" officeooo:rsid="00366830" officeooo:paragraph-rsid="00366830" style:font-weight-asian="bold" style:font-weight-complex="bold"/>
    </style:style>
    <style:style style:name="P19" style:family="paragraph" style:parent-style-name="Standard">
      <style:text-properties fo:font-weight="bold" officeooo:rsid="001d79db" officeooo:paragraph-rsid="001d79db" style:font-weight-asian="bold" style:font-weight-complex="bold"/>
    </style:style>
    <style:style style:name="P20" style:family="paragraph" style:parent-style-name="Standard">
      <style:text-properties fo:font-weight="bold" officeooo:rsid="00218e17" officeooo:paragraph-rsid="00218e17" style:font-weight-asian="bold" style:font-weight-complex="bold"/>
    </style:style>
    <style:style style:name="P21" style:family="paragraph" style:parent-style-name="Standard">
      <style:text-properties fo:font-weight="bold" officeooo:rsid="00226be1" officeooo:paragraph-rsid="00226be1" style:font-weight-asian="bold" style:font-weight-complex="bold"/>
    </style:style>
    <style:style style:name="P22" style:family="paragraph" style:parent-style-name="Standard">
      <style:text-properties fo:font-weight="bold" officeooo:rsid="00231ca9" officeooo:paragraph-rsid="00277559" style:font-weight-asian="bold" style:font-weight-complex="bold"/>
    </style:style>
    <style:style style:name="P23" style:family="paragraph" style:parent-style-name="Standard">
      <style:text-properties fo:font-weight="bold" officeooo:rsid="003c5511" officeooo:paragraph-rsid="003c5511" style:font-weight-asian="bold" style:font-weight-complex="bold"/>
    </style:style>
    <style:style style:name="P24" style:family="paragraph" style:parent-style-name="Standard">
      <style:text-properties fo:font-weight="bold" officeooo:rsid="003c5511" officeooo:paragraph-rsid="0047f22a" style:font-weight-asian="bold" style:font-weight-complex="bold"/>
    </style:style>
    <style:style style:name="P25" style:family="paragraph" style:parent-style-name="Standard">
      <style:text-properties fo:font-weight="bold" officeooo:rsid="003f2253" officeooo:paragraph-rsid="003f2253" style:font-weight-asian="bold" style:font-weight-complex="bold"/>
    </style:style>
    <style:style style:name="P26" style:family="paragraph" style:parent-style-name="Standard">
      <style:text-properties fo:font-weight="bold" officeooo:rsid="003f2253" officeooo:paragraph-rsid="0047f22a" style:font-weight-asian="bold" style:font-weight-complex="bold"/>
    </style:style>
    <style:style style:name="P27" style:family="paragraph" style:parent-style-name="Standard">
      <style:text-properties fo:font-weight="bold" officeooo:rsid="00410f33" officeooo:paragraph-rsid="00410f33" style:font-weight-asian="bold" style:font-weight-complex="bold"/>
    </style:style>
    <style:style style:name="P28" style:family="paragraph" style:parent-style-name="Standard">
      <style:text-properties fo:font-weight="bold" officeooo:rsid="00410f33" officeooo:paragraph-rsid="0047f22a" style:font-weight-asian="bold" style:font-weight-complex="bold"/>
    </style:style>
    <style:style style:name="P29" style:family="paragraph" style:parent-style-name="Standard">
      <style:text-properties fo:font-weight="bold" officeooo:rsid="00490e92" officeooo:paragraph-rsid="00490e92" style:font-weight-asian="bold" style:font-weight-complex="bold"/>
    </style:style>
    <style:style style:name="P30" style:family="paragraph" style:parent-style-name="Standard">
      <style:text-properties fo:font-weight="bold" officeooo:rsid="004b8aea" officeooo:paragraph-rsid="004b8aea" style:font-weight-asian="bold" style:font-weight-complex="bold"/>
    </style:style>
    <style:style style:name="P31" style:family="paragraph" style:parent-style-name="Standard">
      <style:text-properties fo:font-weight="bold" officeooo:rsid="004b8aea" officeooo:paragraph-rsid="004cf952" style:font-weight-asian="bold" style:font-weight-complex="bold"/>
    </style:style>
    <style:style style:name="P32" style:family="paragraph" style:parent-style-name="Standard">
      <style:text-properties fo:font-weight="bold" officeooo:rsid="004dce0a" officeooo:paragraph-rsid="004dce0a" style:font-weight-asian="bold" style:font-weight-complex="bold"/>
    </style:style>
    <style:style style:name="P33" style:family="paragraph" style:parent-style-name="Standard">
      <style:text-properties fo:font-weight="bold" officeooo:rsid="004e69b9" officeooo:paragraph-rsid="004e69b9" style:font-weight-asian="bold" style:font-weight-complex="bold"/>
    </style:style>
    <style:style style:name="P34" style:family="paragraph" style:parent-style-name="Standard">
      <style:text-properties fo:font-weight="bold" officeooo:rsid="0052bdad" officeooo:paragraph-rsid="0052bdad" style:font-weight-asian="bold" style:font-weight-complex="bold"/>
    </style:style>
    <style:style style:name="P35" style:family="paragraph" style:parent-style-name="Standard">
      <style:text-properties fo:font-weight="bold" officeooo:rsid="0052bdad" officeooo:paragraph-rsid="005acc21" style:font-weight-asian="bold" style:font-weight-complex="bold"/>
    </style:style>
    <style:style style:name="P36" style:family="paragraph" style:parent-style-name="Standard">
      <style:text-properties fo:font-weight="bold" officeooo:rsid="0055d617" officeooo:paragraph-rsid="0055d617" style:font-weight-asian="bold" style:font-weight-complex="bold"/>
    </style:style>
    <style:style style:name="P37" style:family="paragraph" style:parent-style-name="Standard">
      <style:text-properties fo:font-weight="bold" officeooo:rsid="00503090" officeooo:paragraph-rsid="00503090" style:font-weight-asian="bold" style:font-weight-complex="bold"/>
    </style:style>
    <style:style style:name="P38" style:family="paragraph" style:parent-style-name="Standard">
      <style:text-properties fo:font-weight="bold" officeooo:rsid="005a1d0f" officeooo:paragraph-rsid="005a1d0f" style:font-weight-asian="bold" style:font-weight-complex="bold"/>
    </style:style>
    <style:style style:name="P39" style:family="paragraph" style:parent-style-name="Standard">
      <style:text-properties fo:font-weight="bold" officeooo:rsid="005b2a7c" officeooo:paragraph-rsid="005b2a7c" style:font-weight-asian="bold" style:font-weight-complex="bold"/>
    </style:style>
    <style:style style:name="P40" style:family="paragraph" style:parent-style-name="Standard">
      <style:text-properties fo:font-weight="bold" officeooo:rsid="005e9b01" officeooo:paragraph-rsid="005e9b01" style:font-weight-asian="bold" style:font-weight-complex="bold"/>
    </style:style>
    <style:style style:name="P41" style:family="paragraph" style:parent-style-name="Standard">
      <style:text-properties fo:font-weight="bold" officeooo:rsid="0061db6a" officeooo:paragraph-rsid="0061db6a" style:font-weight-asian="bold" style:font-weight-complex="bold"/>
    </style:style>
    <style:style style:name="P42" style:family="paragraph" style:parent-style-name="Standard">
      <style:text-properties fo:font-weight="bold" officeooo:rsid="00634dae" officeooo:paragraph-rsid="00634dae" style:font-weight-asian="bold" style:font-weight-complex="bold"/>
    </style:style>
    <style:style style:name="P43" style:family="paragraph" style:parent-style-name="Standard">
      <style:text-properties fo:font-weight="bold" officeooo:rsid="0064f213" officeooo:paragraph-rsid="0064f213" style:font-weight-asian="bold" style:font-weight-complex="bold"/>
    </style:style>
    <style:style style:name="P44" style:family="paragraph" style:parent-style-name="Standard">
      <style:text-properties fo:font-weight="bold" officeooo:rsid="00681a57" officeooo:paragraph-rsid="00681a57" style:font-weight-asian="bold" style:font-weight-complex="bold"/>
    </style:style>
    <style:style style:name="P45" style:family="paragraph" style:parent-style-name="Standard">
      <style:text-properties fo:font-weight="bold" officeooo:rsid="006e10ad" officeooo:paragraph-rsid="006e10ad" style:font-weight-asian="bold" style:font-weight-complex="bold"/>
    </style:style>
    <style:style style:name="P46" style:family="paragraph" style:parent-style-name="Standard">
      <style:text-properties fo:font-weight="bold" officeooo:rsid="006e10ad" officeooo:paragraph-rsid="007798fd" style:font-weight-asian="bold" style:font-weight-complex="bold"/>
    </style:style>
    <style:style style:name="P47" style:family="paragraph" style:parent-style-name="Standard">
      <style:text-properties fo:font-weight="bold" officeooo:rsid="007353da" officeooo:paragraph-rsid="007353da" style:font-weight-asian="bold" style:font-weight-complex="bold"/>
    </style:style>
    <style:style style:name="P48" style:family="paragraph" style:parent-style-name="Standard">
      <style:text-properties fo:font-weight="bold" officeooo:rsid="007353da" officeooo:paragraph-rsid="007798fd" style:font-weight-asian="bold" style:font-weight-complex="bold"/>
    </style:style>
    <style:style style:name="P49" style:family="paragraph" style:parent-style-name="Standard">
      <style:text-properties fo:font-weight="bold" officeooo:rsid="00740a39" officeooo:paragraph-rsid="00740a39" style:font-weight-asian="bold" style:font-weight-complex="bold"/>
    </style:style>
    <style:style style:name="P50" style:family="paragraph" style:parent-style-name="Standard">
      <style:text-properties fo:font-weight="bold" officeooo:rsid="00740a39" officeooo:paragraph-rsid="007798fd" style:font-weight-asian="bold" style:font-weight-complex="bold"/>
    </style:style>
    <style:style style:name="P51" style:family="paragraph" style:parent-style-name="Standard">
      <style:text-properties fo:font-weight="bold" officeooo:rsid="00747941" officeooo:paragraph-rsid="00747941" style:font-weight-asian="bold" style:font-weight-complex="bold"/>
    </style:style>
    <style:style style:name="P52" style:family="paragraph" style:parent-style-name="Standard">
      <style:text-properties fo:font-weight="bold" officeooo:rsid="00747941" officeooo:paragraph-rsid="007798fd" style:font-weight-asian="bold" style:font-weight-complex="bold"/>
    </style:style>
    <style:style style:name="P53" style:family="paragraph" style:parent-style-name="Standard">
      <style:text-properties fo:font-weight="bold" officeooo:rsid="0079284c" officeooo:paragraph-rsid="0079284c" style:font-weight-asian="bold" style:font-weight-complex="bold"/>
    </style:style>
    <style:style style:name="P54" style:family="paragraph" style:parent-style-name="Standard">
      <style:text-properties fo:font-weight="bold" officeooo:rsid="007ce494" officeooo:paragraph-rsid="007ce494" style:font-weight-asian="bold" style:font-weight-complex="bold"/>
    </style:style>
    <style:style style:name="P55" style:family="paragraph" style:parent-style-name="Standard">
      <style:text-properties fo:font-weight="bold" officeooo:rsid="007daa28" officeooo:paragraph-rsid="007daa28" style:font-weight-asian="bold" style:font-weight-complex="bold"/>
    </style:style>
    <style:style style:name="P56" style:family="paragraph" style:parent-style-name="Standard">
      <style:text-properties fo:font-weight="bold" officeooo:rsid="007efdf9" officeooo:paragraph-rsid="007efdf9" style:font-weight-asian="bold" style:font-weight-complex="bold"/>
    </style:style>
    <style:style style:name="P57" style:family="paragraph" style:parent-style-name="Standard">
      <style:text-properties fo:font-weight="bold" officeooo:rsid="008553e1" officeooo:paragraph-rsid="008553e1" style:font-weight-asian="bold" style:font-weight-complex="bold"/>
    </style:style>
    <style:style style:name="P58" style:family="paragraph" style:parent-style-name="Standard">
      <style:text-properties fo:font-weight="bold" officeooo:rsid="008553e1" officeooo:paragraph-rsid="008af5d4" style:font-weight-asian="bold" style:font-weight-complex="bold"/>
    </style:style>
    <style:style style:name="P59" style:family="paragraph" style:parent-style-name="Standard">
      <style:text-properties fo:font-weight="bold" officeooo:rsid="008553e1" officeooo:paragraph-rsid="00a3eae7" style:font-weight-asian="bold" style:font-weight-complex="bold"/>
    </style:style>
    <style:style style:name="P60" style:family="paragraph" style:parent-style-name="Standard">
      <style:text-properties fo:font-weight="bold" officeooo:rsid="00873666" officeooo:paragraph-rsid="00873666" style:font-weight-asian="bold" style:font-weight-complex="bold"/>
    </style:style>
    <style:style style:name="P61" style:family="paragraph" style:parent-style-name="Standard">
      <style:text-properties fo:font-weight="bold" officeooo:rsid="00873666" officeooo:paragraph-rsid="008af5d4" style:font-weight-asian="bold" style:font-weight-complex="bold"/>
    </style:style>
    <style:style style:name="P62" style:family="paragraph" style:parent-style-name="Standard">
      <style:text-properties fo:font-weight="bold" officeooo:rsid="00873666" officeooo:paragraph-rsid="00a3eae7" style:font-weight-asian="bold" style:font-weight-complex="bold"/>
    </style:style>
    <style:style style:name="P63" style:family="paragraph" style:parent-style-name="Standard">
      <style:text-properties fo:font-weight="bold" officeooo:rsid="008884c9" officeooo:paragraph-rsid="008884c9" style:font-weight-asian="bold" style:font-weight-complex="bold"/>
    </style:style>
    <style:style style:name="P64" style:family="paragraph" style:parent-style-name="Standard">
      <style:text-properties fo:font-weight="bold" officeooo:rsid="00894402" officeooo:paragraph-rsid="00894402" style:font-weight-asian="bold" style:font-weight-complex="bold"/>
    </style:style>
    <style:style style:name="P65" style:family="paragraph" style:parent-style-name="Standard">
      <style:text-properties fo:font-weight="bold" officeooo:rsid="008eefb2" officeooo:paragraph-rsid="008eefb2" style:font-weight-asian="bold" style:font-weight-complex="bold"/>
    </style:style>
    <style:style style:name="P66" style:family="paragraph" style:parent-style-name="Standard">
      <style:text-properties fo:font-weight="bold" officeooo:rsid="008eefb2" officeooo:paragraph-rsid="008f6125" style:font-weight-asian="bold" style:font-weight-complex="bold"/>
    </style:style>
    <style:style style:name="P67" style:family="paragraph" style:parent-style-name="Standard">
      <style:text-properties fo:font-weight="bold" officeooo:rsid="00a3eae7" officeooo:paragraph-rsid="00a3eae7" style:font-weight-asian="bold" style:font-weight-complex="bold"/>
    </style:style>
    <style:style style:name="P68" style:family="paragraph" style:parent-style-name="Standard">
      <style:text-properties fo:font-weight="bold" officeooo:rsid="00a6670a" officeooo:paragraph-rsid="00a3eae7" style:font-weight-asian="bold" style:font-weight-complex="bold"/>
    </style:style>
    <style:style style:name="P69" style:family="paragraph" style:parent-style-name="Standard">
      <style:text-properties fo:font-weight="bold" officeooo:rsid="00a6670a" officeooo:paragraph-rsid="00a6670a" style:font-weight-asian="bold" style:font-weight-complex="bold"/>
    </style:style>
    <style:style style:name="P70" style:family="paragraph" style:parent-style-name="Standard">
      <style:text-properties fo:font-weight="bold" officeooo:rsid="00a7498f" officeooo:paragraph-rsid="00a7498f" style:font-weight-asian="bold" style:font-weight-complex="bold"/>
    </style:style>
    <style:style style:name="P71" style:family="paragraph" style:parent-style-name="Standard">
      <style:text-properties fo:font-weight="bold" officeooo:rsid="00ab3ab4" officeooo:paragraph-rsid="00ab3ab4" style:font-weight-asian="bold" style:font-weight-complex="bold"/>
    </style:style>
    <style:style style:name="P72" style:family="paragraph" style:parent-style-name="Standard">
      <style:text-properties fo:font-weight="bold" officeooo:rsid="00aecb48" officeooo:paragraph-rsid="00aecb48" style:font-weight-asian="bold" style:font-weight-complex="bold"/>
    </style:style>
    <style:style style:name="P73" style:family="paragraph" style:parent-style-name="Standard">
      <style:text-properties fo:font-weight="bold" officeooo:rsid="00b09452" officeooo:paragraph-rsid="00b09452" style:font-weight-asian="bold" style:font-weight-complex="bold"/>
    </style:style>
    <style:style style:name="P74" style:family="paragraph" style:parent-style-name="Standard">
      <style:text-properties fo:font-weight="bold" officeooo:rsid="00b24374" officeooo:paragraph-rsid="00b24374" style:font-weight-asian="bold" style:font-weight-complex="bold"/>
    </style:style>
    <style:style style:name="P75" style:family="paragraph" style:parent-style-name="Standard">
      <style:text-properties officeooo:rsid="000058e4" officeooo:paragraph-rsid="000058e4"/>
    </style:style>
    <style:style style:name="P76" style:family="paragraph" style:parent-style-name="Standard">
      <style:text-properties fo:font-weight="normal" officeooo:rsid="00009568" officeooo:paragraph-rsid="00009568" style:font-weight-asian="normal" style:font-weight-complex="normal"/>
    </style:style>
    <style:style style:name="P77" style:family="paragraph" style:parent-style-name="Standard">
      <style:text-properties fo:font-weight="normal" officeooo:rsid="00022c4d" officeooo:paragraph-rsid="00022c4d" style:font-weight-asian="normal" style:font-weight-complex="normal"/>
    </style:style>
    <style:style style:name="P78" style:family="paragraph" style:parent-style-name="Standard">
      <style:text-properties fo:font-weight="normal" officeooo:rsid="0003e400" officeooo:paragraph-rsid="0003e400" style:font-weight-asian="normal" style:font-weight-complex="normal"/>
    </style:style>
    <style:style style:name="P79" style:family="paragraph" style:parent-style-name="Standard">
      <style:text-properties fo:font-weight="normal" officeooo:rsid="000523dc" officeooo:paragraph-rsid="000523dc" style:font-weight-asian="normal" style:font-weight-complex="normal"/>
    </style:style>
    <style:style style:name="P80" style:family="paragraph" style:parent-style-name="Standard">
      <style:text-properties fo:font-weight="normal" officeooo:rsid="0007716c" officeooo:paragraph-rsid="0007716c" style:font-weight-asian="normal" style:font-weight-complex="normal"/>
    </style:style>
    <style:style style:name="P81" style:family="paragraph" style:parent-style-name="Standard">
      <style:text-properties fo:font-weight="normal" officeooo:rsid="000962b7" officeooo:paragraph-rsid="000962b7" style:font-weight-asian="normal" style:font-weight-complex="normal"/>
    </style:style>
    <style:style style:name="P82" style:family="paragraph" style:parent-style-name="Standard">
      <style:text-properties fo:font-weight="normal" officeooo:rsid="00098f3a" officeooo:paragraph-rsid="00098f3a" style:font-weight-asian="normal" style:font-weight-complex="normal"/>
    </style:style>
    <style:style style:name="P83" style:family="paragraph" style:parent-style-name="Standard">
      <style:text-properties fo:font-weight="normal" officeooo:rsid="000bde1c" officeooo:paragraph-rsid="000bde1c" style:font-weight-asian="normal" style:font-weight-complex="normal"/>
    </style:style>
    <style:style style:name="P84" style:family="paragraph" style:parent-style-name="Standard">
      <style:text-properties fo:font-weight="normal" officeooo:rsid="0010160d" officeooo:paragraph-rsid="0010160d" style:font-weight-asian="normal" style:font-weight-complex="normal"/>
    </style:style>
    <style:style style:name="P85" style:family="paragraph" style:parent-style-name="Standard">
      <style:text-properties fo:font-weight="normal" officeooo:rsid="0010cb21" officeooo:paragraph-rsid="0010cb21" style:font-weight-asian="normal" style:font-weight-complex="normal"/>
    </style:style>
    <style:style style:name="P86" style:family="paragraph" style:parent-style-name="Standard">
      <style:text-properties fo:font-weight="normal" officeooo:rsid="00115fe4" officeooo:paragraph-rsid="00115fe4" style:font-weight-asian="normal" style:font-weight-complex="normal"/>
    </style:style>
    <style:style style:name="P87" style:family="paragraph" style:parent-style-name="Standard">
      <style:text-properties fo:font-weight="normal" officeooo:rsid="0013d6ac" officeooo:paragraph-rsid="0013d6ac" style:font-weight-asian="normal" style:font-weight-complex="normal"/>
    </style:style>
    <style:style style:name="P88" style:family="paragraph" style:parent-style-name="Standard">
      <style:text-properties fo:font-weight="normal" officeooo:rsid="001458e8" officeooo:paragraph-rsid="001458e8" style:font-weight-asian="normal" style:font-weight-complex="normal"/>
    </style:style>
    <style:style style:name="P89" style:family="paragraph" style:parent-style-name="Standard">
      <style:text-properties fo:font-weight="normal" officeooo:rsid="0017a699" officeooo:paragraph-rsid="0017a699" style:font-weight-asian="normal" style:font-weight-complex="normal"/>
    </style:style>
    <style:style style:name="P90" style:family="paragraph" style:parent-style-name="Standard">
      <style:text-properties fo:font-weight="normal" officeooo:rsid="00189d16" officeooo:paragraph-rsid="00189d16" style:font-weight-asian="normal" style:font-weight-complex="normal"/>
    </style:style>
    <style:style style:name="P91" style:family="paragraph" style:parent-style-name="Standard">
      <style:text-properties fo:font-weight="normal" officeooo:rsid="001c2b7d" officeooo:paragraph-rsid="001c2b7d" style:font-weight-asian="normal" style:font-weight-complex="normal"/>
    </style:style>
    <style:style style:name="P92" style:family="paragraph" style:parent-style-name="Standard">
      <style:text-properties fo:font-weight="normal" officeooo:rsid="001d79db" officeooo:paragraph-rsid="001d79db" style:font-weight-asian="normal" style:font-weight-complex="normal"/>
    </style:style>
    <style:style style:name="P93" style:family="paragraph" style:parent-style-name="Standard">
      <style:text-properties fo:font-weight="normal" officeooo:rsid="0022dd6a" officeooo:paragraph-rsid="0022dd6a" style:font-weight-asian="normal" style:font-weight-complex="normal"/>
    </style:style>
    <style:style style:name="P94" style:family="paragraph" style:parent-style-name="Standard">
      <style:text-properties fo:font-weight="normal" officeooo:rsid="00231ca9" officeooo:paragraph-rsid="00277559" style:font-weight-asian="normal" style:font-weight-complex="normal"/>
    </style:style>
    <style:style style:name="P95" style:family="paragraph" style:parent-style-name="Standard">
      <style:text-properties fo:font-weight="normal" officeooo:rsid="0023710f" officeooo:paragraph-rsid="0023710f" style:font-weight-asian="normal" style:font-weight-complex="normal"/>
    </style:style>
    <style:style style:name="P96" style:family="paragraph" style:parent-style-name="Standard">
      <style:text-properties fo:font-weight="normal" officeooo:rsid="0023710f" officeooo:paragraph-rsid="00255b17" style:font-weight-asian="normal" style:font-weight-complex="normal"/>
    </style:style>
    <style:style style:name="P97" style:family="paragraph" style:parent-style-name="Standard">
      <style:text-properties fo:font-weight="normal" officeooo:rsid="00294bf7" officeooo:paragraph-rsid="00294bf7" style:font-weight-asian="normal" style:font-weight-complex="normal"/>
    </style:style>
    <style:style style:name="P98" style:family="paragraph" style:parent-style-name="Standard">
      <style:text-properties fo:font-weight="normal" officeooo:rsid="0029dc70" officeooo:paragraph-rsid="0029dc70" style:font-weight-asian="normal" style:font-weight-complex="normal"/>
    </style:style>
    <style:style style:name="P99" style:family="paragraph" style:parent-style-name="Standard">
      <style:text-properties fo:font-weight="normal" officeooo:rsid="00338ab3" officeooo:paragraph-rsid="00338ab3" style:font-weight-asian="normal" style:font-weight-complex="normal"/>
    </style:style>
    <style:style style:name="P100" style:family="paragraph" style:parent-style-name="Standard">
      <style:text-properties fo:font-weight="normal" officeooo:rsid="00366830" officeooo:paragraph-rsid="00366830" style:font-weight-asian="normal" style:font-weight-complex="normal"/>
    </style:style>
    <style:style style:name="P101" style:family="paragraph" style:parent-style-name="Standard">
      <style:text-properties fo:font-weight="normal" officeooo:rsid="00005292" officeooo:paragraph-rsid="00005292" style:font-weight-asian="normal" style:font-weight-complex="normal"/>
    </style:style>
    <style:style style:name="P102" style:family="paragraph" style:parent-style-name="Standard">
      <style:text-properties fo:font-weight="normal" officeooo:rsid="000058e4" officeooo:paragraph-rsid="000058e4" style:font-weight-asian="normal" style:font-weight-complex="normal"/>
    </style:style>
    <style:style style:name="P103" style:family="paragraph" style:parent-style-name="Standard">
      <style:text-properties fo:font-weight="normal" officeooo:rsid="00255b17" officeooo:paragraph-rsid="00255b17" style:font-weight-asian="normal" style:font-weight-complex="normal"/>
    </style:style>
    <style:style style:name="P104" style:family="paragraph" style:parent-style-name="Standard">
      <style:text-properties fo:font-weight="normal" officeooo:rsid="003e2377" officeooo:paragraph-rsid="003e2377" style:font-weight-asian="normal" style:font-weight-complex="normal"/>
    </style:style>
    <style:style style:name="P105" style:family="paragraph" style:parent-style-name="Standard">
      <style:text-properties fo:font-weight="normal" officeooo:rsid="003e2377" officeooo:paragraph-rsid="0047f22a" style:font-weight-asian="normal" style:font-weight-complex="normal"/>
    </style:style>
    <style:style style:name="P106" style:family="paragraph" style:parent-style-name="Standard">
      <style:text-properties fo:font-weight="normal" officeooo:rsid="003f2253" officeooo:paragraph-rsid="003f2253" style:font-weight-asian="normal" style:font-weight-complex="normal"/>
    </style:style>
    <style:style style:name="P107" style:family="paragraph" style:parent-style-name="Standard">
      <style:text-properties fo:font-weight="normal" officeooo:rsid="003f2253" officeooo:paragraph-rsid="0047f22a" style:font-weight-asian="normal" style:font-weight-complex="normal"/>
    </style:style>
    <style:style style:name="P108" style:family="paragraph" style:parent-style-name="Standard">
      <style:text-properties fo:font-weight="normal" officeooo:rsid="0049f3bf" officeooo:paragraph-rsid="0049f3bf" style:font-weight-asian="normal" style:font-weight-complex="normal"/>
    </style:style>
    <style:style style:name="P109" style:family="paragraph" style:parent-style-name="Standard">
      <style:text-properties fo:font-weight="normal" officeooo:rsid="004dce0a" officeooo:paragraph-rsid="004dce0a" style:font-weight-asian="normal" style:font-weight-complex="normal"/>
    </style:style>
    <style:style style:name="P110" style:family="paragraph" style:parent-style-name="Standard">
      <style:text-properties fo:font-weight="normal" officeooo:rsid="004eab72" officeooo:paragraph-rsid="004eab72" style:font-weight-asian="normal" style:font-weight-complex="normal"/>
    </style:style>
    <style:style style:name="P111" style:family="paragraph" style:parent-style-name="Standard">
      <style:text-properties fo:font-weight="normal" officeooo:rsid="00503090" officeooo:paragraph-rsid="00503090" style:font-weight-asian="normal" style:font-weight-complex="normal"/>
    </style:style>
    <style:style style:name="P112" style:family="paragraph" style:parent-style-name="Standard">
      <style:text-properties fo:font-weight="normal" officeooo:rsid="00561608" officeooo:paragraph-rsid="00561608" style:font-weight-asian="normal" style:font-weight-complex="normal"/>
    </style:style>
    <style:style style:name="P113" style:family="paragraph" style:parent-style-name="Standard">
      <style:text-properties fo:font-weight="normal" officeooo:rsid="00573070" officeooo:paragraph-rsid="00573070" style:font-weight-asian="normal" style:font-weight-complex="normal"/>
    </style:style>
    <style:style style:name="P114" style:family="paragraph" style:parent-style-name="Standard">
      <style:text-properties fo:font-weight="normal" officeooo:rsid="005bcd62" officeooo:paragraph-rsid="005bcd62" style:font-weight-asian="normal" style:font-weight-complex="normal"/>
    </style:style>
    <style:style style:name="P115" style:family="paragraph" style:parent-style-name="Standard">
      <style:text-properties fo:font-weight="normal" officeooo:rsid="005cf479" officeooo:paragraph-rsid="005cf479" style:font-weight-asian="normal" style:font-weight-complex="normal"/>
    </style:style>
    <style:style style:name="P116" style:family="paragraph" style:parent-style-name="Standard">
      <style:text-properties fo:font-weight="normal" officeooo:rsid="00634dae" officeooo:paragraph-rsid="00634dae" style:font-weight-asian="normal" style:font-weight-complex="normal"/>
    </style:style>
    <style:style style:name="P117" style:family="paragraph" style:parent-style-name="Standard">
      <style:text-properties fo:font-weight="normal" officeooo:rsid="0064d69b" officeooo:paragraph-rsid="0064d69b" style:font-weight-asian="normal" style:font-weight-complex="normal"/>
    </style:style>
    <style:style style:name="P118" style:family="paragraph" style:parent-style-name="Standard">
      <style:text-properties fo:font-weight="normal" officeooo:rsid="0064f213" officeooo:paragraph-rsid="0064f213" style:font-weight-asian="normal" style:font-weight-complex="normal"/>
    </style:style>
    <style:style style:name="P119" style:family="paragraph" style:parent-style-name="Standard">
      <style:text-properties fo:font-weight="normal" officeooo:rsid="00687caa" officeooo:paragraph-rsid="00687caa" style:font-weight-asian="normal" style:font-weight-complex="normal"/>
    </style:style>
    <style:style style:name="P120" style:family="paragraph" style:parent-style-name="Standard">
      <style:text-properties fo:font-weight="normal" officeooo:rsid="006b631e" officeooo:paragraph-rsid="006b631e" style:font-weight-asian="normal" style:font-weight-complex="normal"/>
    </style:style>
    <style:style style:name="P121" style:family="paragraph" style:parent-style-name="Standard">
      <style:text-properties fo:font-weight="normal" officeooo:rsid="006c4b8e" officeooo:paragraph-rsid="006c4b8e" style:font-weight-asian="normal" style:font-weight-complex="normal"/>
    </style:style>
    <style:style style:name="P122" style:family="paragraph" style:parent-style-name="Standard">
      <style:text-properties fo:font-weight="normal" officeooo:rsid="0070057d" officeooo:paragraph-rsid="0070057d" style:font-weight-asian="normal" style:font-weight-complex="normal"/>
    </style:style>
    <style:style style:name="P123" style:family="paragraph" style:parent-style-name="Standard">
      <style:text-properties fo:font-weight="normal" officeooo:rsid="0070057d" officeooo:paragraph-rsid="007798fd" style:font-weight-asian="normal" style:font-weight-complex="normal"/>
    </style:style>
    <style:style style:name="P124" style:family="paragraph" style:parent-style-name="Standard">
      <style:text-properties fo:font-weight="normal" officeooo:rsid="0070ae21" officeooo:paragraph-rsid="0070ae21" style:font-weight-asian="normal" style:font-weight-complex="normal"/>
    </style:style>
    <style:style style:name="P125" style:family="paragraph" style:parent-style-name="Standard">
      <style:text-properties fo:font-weight="normal" officeooo:rsid="0070ae21" officeooo:paragraph-rsid="007798fd" style:font-weight-asian="normal" style:font-weight-complex="normal"/>
    </style:style>
    <style:style style:name="P126" style:family="paragraph" style:parent-style-name="Standard">
      <style:text-properties fo:font-weight="normal" officeooo:rsid="007209e8" officeooo:paragraph-rsid="007209e8" style:font-weight-asian="normal" style:font-weight-complex="normal"/>
    </style:style>
    <style:style style:name="P127" style:family="paragraph" style:parent-style-name="Standard">
      <style:text-properties fo:font-weight="normal" officeooo:rsid="007209e8" officeooo:paragraph-rsid="007798fd" style:font-weight-asian="normal" style:font-weight-complex="normal"/>
    </style:style>
    <style:style style:name="P128" style:family="paragraph" style:parent-style-name="Standard">
      <style:text-properties fo:font-weight="normal" officeooo:rsid="007ac58c" officeooo:paragraph-rsid="007ac58c" style:font-weight-asian="normal" style:font-weight-complex="normal"/>
    </style:style>
    <style:style style:name="P129" style:family="paragraph" style:parent-style-name="Standard">
      <style:text-properties fo:font-weight="normal" officeooo:rsid="007b8303" officeooo:paragraph-rsid="007b8303" style:font-weight-asian="normal" style:font-weight-complex="normal"/>
    </style:style>
    <style:style style:name="P130" style:family="paragraph" style:parent-style-name="Standard">
      <style:text-properties fo:font-weight="normal" officeooo:rsid="008032b4" officeooo:paragraph-rsid="008032b4" style:font-weight-asian="normal" style:font-weight-complex="normal"/>
    </style:style>
    <style:style style:name="P131" style:family="paragraph" style:parent-style-name="Standard">
      <style:text-properties fo:font-weight="normal" officeooo:rsid="00819b33" officeooo:paragraph-rsid="00819b33" style:font-weight-asian="normal" style:font-weight-complex="normal"/>
    </style:style>
    <style:style style:name="P132" style:family="paragraph" style:parent-style-name="Standard">
      <style:text-properties fo:font-weight="normal" officeooo:rsid="008884c9" officeooo:paragraph-rsid="008884c9" style:font-weight-asian="normal" style:font-weight-complex="normal"/>
    </style:style>
    <style:style style:name="P133" style:family="paragraph" style:parent-style-name="Standard">
      <style:text-properties fo:font-weight="normal" officeooo:rsid="00894402" officeooo:paragraph-rsid="00894402" style:font-weight-asian="normal" style:font-weight-complex="normal"/>
    </style:style>
    <style:style style:name="P134" style:family="paragraph" style:parent-style-name="Standard">
      <style:text-properties fo:font-weight="normal" officeooo:rsid="008eefb2" officeooo:paragraph-rsid="008eefb2" style:font-weight-asian="normal" style:font-weight-complex="normal"/>
    </style:style>
    <style:style style:name="P135" style:family="paragraph" style:parent-style-name="Standard">
      <style:text-properties fo:font-weight="normal" officeooo:rsid="008eefb2" officeooo:paragraph-rsid="008f6125" style:font-weight-asian="normal" style:font-weight-complex="normal"/>
    </style:style>
    <style:style style:name="P136" style:family="paragraph" style:parent-style-name="Standard">
      <style:text-properties fo:font-weight="normal" officeooo:rsid="00916c54" officeooo:paragraph-rsid="00916c54" style:font-weight-asian="normal" style:font-weight-complex="normal"/>
    </style:style>
    <style:style style:name="P137" style:family="paragraph" style:parent-style-name="Standard">
      <style:text-properties fo:font-weight="normal" officeooo:rsid="00a7498f" officeooo:paragraph-rsid="00a7498f" style:font-weight-asian="normal" style:font-weight-complex="normal"/>
    </style:style>
    <style:style style:name="P138" style:family="paragraph" style:parent-style-name="Standard">
      <style:text-properties fo:font-weight="normal" officeooo:rsid="00a8f275" officeooo:paragraph-rsid="00a8f275" style:font-weight-asian="normal" style:font-weight-complex="normal"/>
    </style:style>
    <style:style style:name="P139" style:family="paragraph" style:parent-style-name="Standard">
      <style:text-properties fo:font-weight="normal" officeooo:rsid="00a98a05" officeooo:paragraph-rsid="00a98a05" style:font-weight-asian="normal" style:font-weight-complex="normal"/>
    </style:style>
    <style:style style:name="P140" style:family="paragraph" style:parent-style-name="Standard">
      <style:text-properties fo:font-weight="normal" officeooo:rsid="00a9d2c5" officeooo:paragraph-rsid="00a9d2c5" style:font-weight-asian="normal" style:font-weight-complex="normal"/>
    </style:style>
    <style:style style:name="P141" style:family="paragraph" style:parent-style-name="Standard">
      <style:text-properties fo:font-weight="normal" officeooo:rsid="00aa7139" officeooo:paragraph-rsid="00aa7139" style:font-weight-asian="normal" style:font-weight-complex="normal"/>
    </style:style>
    <style:style style:name="P142" style:family="paragraph" style:parent-style-name="Standard">
      <style:text-properties fo:font-weight="normal" officeooo:rsid="00ab3ab4" officeooo:paragraph-rsid="00ab3ab4" style:font-weight-asian="normal" style:font-weight-complex="normal"/>
    </style:style>
    <style:style style:name="P143" style:family="paragraph" style:parent-style-name="Standard">
      <style:text-properties fo:font-weight="normal" officeooo:rsid="00aeeea2" officeooo:paragraph-rsid="00aeeea2" style:font-weight-asian="normal" style:font-weight-complex="normal"/>
    </style:style>
    <style:style style:name="P144" style:family="paragraph" style:parent-style-name="Standard">
      <style:text-properties fo:font-weight="normal" officeooo:rsid="00b09452" officeooo:paragraph-rsid="00b09452" style:font-weight-asian="normal" style:font-weight-complex="normal"/>
    </style:style>
    <style:style style:name="P145" style:family="paragraph" style:parent-style-name="Standard">
      <style:text-properties fo:font-weight="normal" officeooo:rsid="00b24374" officeooo:paragraph-rsid="00b3a577" style:font-weight-asian="normal" style:font-weight-complex="normal"/>
    </style:style>
    <style:style style:name="P146" style:family="paragraph" style:parent-style-name="Standard">
      <style:text-properties fo:font-weight="bold" officeooo:rsid="007353da" officeooo:paragraph-rsid="007209e8" style:font-weight-asian="bold" style:font-weight-complex="bold"/>
    </style:style>
    <style:style style:name="P147" style:family="paragraph" style:parent-style-name="Standard">
      <style:text-properties fo:font-weight="bold" officeooo:rsid="007353da" officeooo:paragraph-rsid="007798fd" style:font-weight-asian="bold" style:font-weight-complex="bold"/>
    </style:style>
    <style:style style:name="P148" style:family="paragraph" style:parent-style-name="Standard">
      <style:text-properties fo:font-weight="bold" officeooo:rsid="00b4c966" officeooo:paragraph-rsid="00b4c966" style:font-weight-asian="bold" style:font-weight-complex="bold"/>
    </style:style>
    <style:style style:name="P149" style:family="paragraph" style:parent-style-name="Standard">
      <style:text-properties fo:font-weight="bold" officeooo:rsid="00b98648" officeooo:paragraph-rsid="00b98648" style:font-weight-asian="bold" style:font-weight-complex="bold"/>
    </style:style>
    <style:style style:name="P150" style:family="paragraph" style:parent-style-name="Standard">
      <style:text-properties fo:font-weight="bold" officeooo:rsid="00be64c2" officeooo:paragraph-rsid="00be64c2" style:font-weight-asian="bold" style:font-weight-complex="bold"/>
    </style:style>
    <style:style style:name="P151" style:family="paragraph" style:parent-style-name="Standard">
      <style:text-properties fo:font-weight="bold" officeooo:rsid="00c2d94f" officeooo:paragraph-rsid="00c2d94f" style:font-weight-asian="bold" style:font-weight-complex="bold"/>
    </style:style>
    <style:style style:name="P152" style:family="paragraph" style:parent-style-name="Standard">
      <style:text-properties fo:font-weight="bold" officeooo:rsid="00c6393c" officeooo:paragraph-rsid="00c6393c" style:font-weight-asian="bold" style:font-weight-complex="bold"/>
    </style:style>
    <style:style style:name="P153" style:family="paragraph" style:parent-style-name="Standard">
      <style:text-properties fo:font-weight="bold" officeooo:rsid="00c6393c" officeooo:paragraph-rsid="00ce5652" style:font-weight-asian="bold" style:font-weight-complex="bold"/>
    </style:style>
    <style:style style:name="P154" style:family="paragraph" style:parent-style-name="Standard">
      <style:text-properties fo:font-weight="bold" officeooo:rsid="00c6393c" officeooo:paragraph-rsid="00de9801" style:font-weight-asian="bold" style:font-weight-complex="bold"/>
    </style:style>
    <style:style style:name="P155" style:family="paragraph" style:parent-style-name="Standard">
      <style:text-properties fo:font-weight="bold" officeooo:rsid="00d88490" officeooo:paragraph-rsid="00d88490" style:font-weight-asian="bold" style:font-weight-complex="bold"/>
    </style:style>
    <style:style style:name="P156" style:family="paragraph" style:parent-style-name="Standard">
      <style:text-properties fo:font-weight="bold" officeooo:rsid="00e18518" officeooo:paragraph-rsid="00e18518" style:font-weight-asian="bold" style:font-weight-complex="bold"/>
    </style:style>
    <style:style style:name="P157" style:family="paragraph" style:parent-style-name="Standard">
      <style:text-properties fo:font-weight="bold" officeooo:rsid="00e5827f" officeooo:paragraph-rsid="00e5827f" style:font-weight-asian="bold" style:font-weight-complex="bold"/>
    </style:style>
    <style:style style:name="P158" style:family="paragraph" style:parent-style-name="Standard">
      <style:text-properties fo:font-weight="bold" officeooo:rsid="00ea427b" officeooo:paragraph-rsid="00ea427b" style:font-weight-asian="bold" style:font-weight-complex="bold"/>
    </style:style>
    <style:style style:name="P159" style:family="paragraph" style:parent-style-name="Standard">
      <style:text-properties fo:font-weight="normal" officeooo:rsid="008f6125" officeooo:paragraph-rsid="008f6125" style:font-weight-asian="normal" style:font-weight-complex="normal"/>
    </style:style>
    <style:style style:name="P160" style:family="paragraph" style:parent-style-name="Standard">
      <style:text-properties fo:font-weight="normal" officeooo:rsid="00abad74" officeooo:paragraph-rsid="00ab3ab4" style:font-weight-asian="normal" style:font-weight-complex="normal"/>
    </style:style>
    <style:style style:name="P161" style:family="paragraph" style:parent-style-name="Standard">
      <style:text-properties fo:font-weight="normal" officeooo:rsid="00b28cb4" officeooo:paragraph-rsid="00b3a577" style:font-weight-asian="normal" style:font-weight-complex="normal"/>
    </style:style>
    <style:style style:name="P162" style:family="paragraph" style:parent-style-name="Standard">
      <style:text-properties fo:font-weight="normal" officeooo:rsid="00b1ac62" officeooo:paragraph-rsid="00b1ac62" style:font-weight-asian="normal" style:font-weight-complex="normal"/>
    </style:style>
    <style:style style:name="P163" style:family="paragraph" style:parent-style-name="Standard">
      <style:text-properties fo:font-weight="normal" officeooo:rsid="00b09452" officeooo:paragraph-rsid="00b09452" style:font-weight-asian="normal" style:font-weight-complex="normal"/>
    </style:style>
    <style:style style:name="P164" style:family="paragraph" style:parent-style-name="Standard">
      <style:text-properties fo:font-weight="normal" officeooo:rsid="00c6393c" officeooo:paragraph-rsid="00c6393c" style:font-weight-asian="normal" style:font-weight-complex="normal"/>
    </style:style>
    <style:style style:name="P165" style:family="paragraph" style:parent-style-name="Standard">
      <style:text-properties fo:font-weight="normal" officeooo:rsid="00e5827f" officeooo:paragraph-rsid="00e5827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353da" style:font-weight-asian="bold" style:font-weight-complex="bold"/>
    </style:style>
    <style:style style:name="T3" style:family="text">
      <style:text-properties fo:font-weight="bold" officeooo:rsid="008032b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98f3a" style:font-weight-asian="normal" style:font-weight-complex="normal"/>
    </style:style>
    <style:style style:name="T6" style:family="text">
      <style:text-properties fo:font-weight="normal" officeooo:rsid="00b20739" style:font-weight-asian="normal" style:font-weight-complex="normal"/>
    </style:style>
    <style:style style:name="T7" style:family="text">
      <style:text-properties fo:font-weight="normal" officeooo:rsid="00bc5fa9" style:font-weight-asian="normal" style:font-weight-complex="normal"/>
    </style:style>
    <style:style style:name="T8" style:family="text">
      <style:text-properties fo:font-weight="normal" officeooo:rsid="00bcfa0a" style:font-weight-asian="normal" style:font-weight-complex="normal"/>
    </style:style>
    <style:style style:name="T9" style:family="text">
      <style:text-properties fo:font-weight="normal" officeooo:rsid="00bd5898" style:font-weight-asian="normal" style:font-weight-complex="normal"/>
    </style:style>
    <style:style style:name="T10" style:family="text">
      <style:text-properties fo:font-weight="normal" officeooo:rsid="00bee8ee" style:font-weight-asian="normal" style:font-weight-complex="normal"/>
    </style:style>
    <style:style style:name="T11" style:family="text">
      <style:text-properties fo:font-weight="normal" officeooo:rsid="00bf76d2" style:font-weight-asian="normal" style:font-weight-complex="normal"/>
    </style:style>
    <style:style style:name="T12" style:family="text">
      <style:text-properties fo:font-weight="normal" officeooo:rsid="00c36ab8" style:font-weight-asian="normal" style:font-weight-complex="normal"/>
    </style:style>
    <style:style style:name="T13" style:family="text">
      <style:text-properties fo:font-weight="normal" officeooo:rsid="00c598fd" style:font-weight-asian="normal" style:font-weight-complex="normal"/>
    </style:style>
    <style:style style:name="T14" style:family="text">
      <style:text-properties fo:font-weight="normal" officeooo:rsid="00c5a628" style:font-weight-asian="normal" style:font-weight-complex="normal"/>
    </style:style>
    <style:style style:name="T15" style:family="text">
      <style:text-properties fo:font-weight="normal" officeooo:rsid="00c5fe24" style:font-weight-asian="normal" style:font-weight-complex="normal"/>
    </style:style>
    <style:style style:name="T16" style:family="text">
      <style:text-properties fo:font-weight="normal" officeooo:rsid="00c73d1c" style:font-weight-asian="normal" style:font-weight-complex="normal"/>
    </style:style>
    <style:style style:name="T17" style:family="text">
      <style:text-properties fo:font-weight="normal" officeooo:rsid="00c7465f" style:font-weight-asian="normal" style:font-weight-complex="normal"/>
    </style:style>
    <style:style style:name="T18" style:family="text">
      <style:text-properties fo:font-weight="normal" officeooo:rsid="00c76526" style:font-weight-asian="normal" style:font-weight-complex="normal"/>
    </style:style>
    <style:style style:name="T19" style:family="text">
      <style:text-properties fo:font-weight="normal" officeooo:rsid="00c8b943" style:font-weight-asian="normal" style:font-weight-complex="normal"/>
    </style:style>
    <style:style style:name="T20" style:family="text">
      <style:text-properties fo:font-weight="normal" officeooo:rsid="00caa003" style:font-weight-asian="normal" style:font-weight-complex="normal"/>
    </style:style>
    <style:style style:name="T21" style:family="text">
      <style:text-properties fo:font-weight="normal" officeooo:rsid="00ce2444" style:font-weight-asian="normal" style:font-weight-complex="normal"/>
    </style:style>
    <style:style style:name="T22" style:family="text">
      <style:text-properties fo:font-weight="normal" officeooo:rsid="00d36c72" style:font-weight-asian="normal" style:font-weight-complex="normal"/>
    </style:style>
    <style:style style:name="T23" style:family="text">
      <style:text-properties fo:font-weight="normal" officeooo:rsid="00d42e0d" style:font-weight-asian="normal" style:font-weight-complex="normal"/>
    </style:style>
    <style:style style:name="T24" style:family="text">
      <style:text-properties fo:font-weight="normal" officeooo:rsid="00d7df35" style:font-weight-asian="normal" style:font-weight-complex="normal"/>
    </style:style>
    <style:style style:name="T25" style:family="text">
      <style:text-properties fo:font-weight="normal" officeooo:rsid="00d9530e" style:font-weight-asian="normal" style:font-weight-complex="normal"/>
    </style:style>
    <style:style style:name="T26" style:family="text">
      <style:text-properties fo:font-weight="normal" officeooo:rsid="00db18f3" style:font-weight-asian="normal" style:font-weight-complex="normal"/>
    </style:style>
    <style:style style:name="T27" style:family="text">
      <style:text-properties fo:font-weight="normal" officeooo:rsid="00dd042c" style:font-weight-asian="normal" style:font-weight-complex="normal"/>
    </style:style>
    <style:style style:name="T28" style:family="text">
      <style:text-properties fo:font-weight="normal" officeooo:rsid="00dd3cdb" style:font-weight-asian="normal" style:font-weight-complex="normal"/>
    </style:style>
    <style:style style:name="T29" style:family="text">
      <style:text-properties fo:font-weight="normal" officeooo:rsid="00de9801" style:font-weight-asian="normal" style:font-weight-complex="normal"/>
    </style:style>
    <style:style style:name="T30" style:family="text">
      <style:text-properties fo:font-weight="normal" officeooo:rsid="00e45545" style:font-weight-asian="normal" style:font-weight-complex="normal"/>
    </style:style>
    <style:style style:name="T31" style:family="text">
      <style:text-properties fo:font-weight="normal" officeooo:rsid="00e7647d" style:font-weight-asian="normal" style:font-weight-complex="normal"/>
    </style:style>
    <style:style style:name="T32" style:family="text">
      <style:text-properties fo:font-weight="normal" officeooo:rsid="00eaca23" style:font-weight-asian="normal" style:font-weight-complex="normal"/>
    </style:style>
    <style:style style:name="T33" style:family="text">
      <style:text-properties fo:font-weight="normal" officeooo:rsid="00ec0afc" style:font-weight-asian="normal" style:font-weight-complex="normal"/>
    </style:style>
    <style:style style:name="T34" style:family="text">
      <style:text-properties fo:font-weight="normal" officeooo:rsid="00ee0555" style:font-weight-asian="normal" style:font-weight-complex="normal"/>
    </style:style>
    <style:style style:name="T35" style:family="text">
      <style:text-properties fo:font-weight="normal" officeooo:rsid="00efc04b" style:font-weight-asian="normal" style:font-weight-complex="normal"/>
    </style:style>
    <style:style style:name="T36" style:family="text">
      <style:text-properties fo:font-weight="normal" officeooo:rsid="00f038ba" style:font-weight-asian="normal" style:font-weight-complex="normal"/>
    </style:style>
    <style:style style:name="T37" style:family="text">
      <style:text-properties fo:font-weight="normal" officeooo:rsid="00f2224d" style:font-weight-asian="normal" style:font-weight-complex="normal"/>
    </style:style>
    <style:style style:name="T38" style:family="text">
      <style:text-properties fo:font-weight="normal" officeooo:rsid="00f34a9a" style:font-weight-asian="normal" style:font-weight-complex="normal"/>
    </style:style>
    <style:style style:name="T39" style:family="text">
      <style:text-properties fo:font-weight="normal" officeooo:rsid="00f548c4" style:font-weight-asian="normal" style:font-weight-complex="normal"/>
    </style:style>
    <style:style style:name="T40" style:family="text">
      <style:text-properties officeooo:rsid="0002c117"/>
    </style:style>
    <style:style style:name="T41" style:family="text">
      <style:text-properties officeooo:rsid="0004aece"/>
    </style:style>
    <style:style style:name="T42" style:family="text">
      <style:text-properties officeooo:rsid="0005a1d7"/>
    </style:style>
    <style:style style:name="T43" style:family="text">
      <style:text-properties officeooo:rsid="0010cb21"/>
    </style:style>
    <style:style style:name="T44" style:family="text">
      <style:text-properties officeooo:rsid="00115fe4"/>
    </style:style>
    <style:style style:name="T45" style:family="text">
      <style:text-properties officeooo:rsid="00152ff1"/>
    </style:style>
    <style:style style:name="T46" style:family="text">
      <style:text-properties officeooo:rsid="00255b17"/>
    </style:style>
    <style:style style:name="T47" style:family="text">
      <style:text-properties officeooo:rsid="00260ca6"/>
    </style:style>
    <style:style style:name="T48" style:family="text">
      <style:text-properties officeooo:rsid="002b5951"/>
    </style:style>
    <style:style style:name="T49" style:family="text">
      <style:text-properties officeooo:rsid="002c7565"/>
    </style:style>
    <style:style style:name="T50" style:family="text">
      <style:text-properties officeooo:rsid="002e3c8b"/>
    </style:style>
    <style:style style:name="T51" style:family="text">
      <style:text-properties officeooo:rsid="0034c225"/>
    </style:style>
    <style:style style:name="T52" style:family="text">
      <style:text-properties officeooo:rsid="00354f14"/>
    </style:style>
    <style:style style:name="T53" style:family="text">
      <style:text-properties officeooo:rsid="0037afec"/>
    </style:style>
    <style:style style:name="T54" style:family="text">
      <style:text-properties officeooo:rsid="0041d432"/>
    </style:style>
    <style:style style:name="T55" style:family="text">
      <style:text-properties officeooo:rsid="004326e3"/>
    </style:style>
    <style:style style:name="T56" style:family="text">
      <style:text-properties officeooo:rsid="0047f22a"/>
    </style:style>
    <style:style style:name="T57" style:family="text">
      <style:text-properties officeooo:rsid="004cf952"/>
    </style:style>
    <style:style style:name="T58" style:family="text">
      <style:text-properties officeooo:rsid="0051b153"/>
    </style:style>
    <style:style style:name="T59" style:family="text">
      <style:text-properties officeooo:rsid="0058447b"/>
    </style:style>
    <style:style style:name="T60" style:family="text">
      <style:text-properties officeooo:rsid="005acc21"/>
    </style:style>
    <style:style style:name="T61" style:family="text">
      <style:text-properties officeooo:rsid="0067256d"/>
    </style:style>
    <style:style style:name="T62" style:family="text">
      <style:text-properties officeooo:rsid="0069f5be"/>
    </style:style>
    <style:style style:name="T63" style:family="text">
      <style:text-properties officeooo:rsid="006f2abf"/>
    </style:style>
    <style:style style:name="T64" style:family="text">
      <style:text-properties officeooo:rsid="007353da"/>
    </style:style>
    <style:style style:name="T65" style:family="text">
      <style:text-properties officeooo:rsid="00757f9d"/>
    </style:style>
    <style:style style:name="T66" style:family="text">
      <style:text-properties officeooo:rsid="007798fd"/>
    </style:style>
    <style:style style:name="T67" style:family="text">
      <style:text-properties officeooo:rsid="007874b3"/>
    </style:style>
    <style:style style:name="T68" style:family="text">
      <style:text-properties officeooo:rsid="007daa28"/>
    </style:style>
    <style:style style:name="T69" style:family="text">
      <style:text-properties officeooo:rsid="00831767"/>
    </style:style>
    <style:style style:name="T70" style:family="text">
      <style:text-properties officeooo:rsid="008c5623"/>
    </style:style>
    <style:style style:name="T71" style:family="text">
      <style:text-properties officeooo:rsid="00916c54"/>
    </style:style>
    <style:style style:name="T72" style:family="text">
      <style:text-properties officeooo:rsid="0092e02c"/>
    </style:style>
    <style:style style:name="T73" style:family="text">
      <style:text-properties officeooo:rsid="0093bc89"/>
    </style:style>
    <style:style style:name="T74" style:family="text">
      <style:text-properties officeooo:rsid="009f9736"/>
    </style:style>
    <style:style style:name="T75" style:family="text">
      <style:text-properties officeooo:rsid="00a3eae7"/>
    </style:style>
    <style:style style:name="T76" style:family="text">
      <style:text-properties officeooo:rsid="00b20739"/>
    </style:style>
    <style:style style:name="T77" style:family="text">
      <style:text-properties officeooo:rsid="00b28cb4"/>
    </style:style>
    <style:style style:name="T78" style:family="text">
      <style:text-properties officeooo:rsid="00b4f4db"/>
    </style:style>
    <style:style style:name="T79" style:family="text">
      <style:text-properties officeooo:rsid="00b5b1c9"/>
    </style:style>
    <style:style style:name="T80" style:family="text">
      <style:text-properties officeooo:rsid="00b793bc"/>
    </style:style>
    <style:style style:name="T81" style:family="text">
      <style:text-properties officeooo:rsid="00bd5898"/>
    </style:style>
    <style:style style:name="T82" style:family="text">
      <style:text-properties officeooo:rsid="00bf76d2"/>
    </style:style>
    <style:style style:name="T83" style:family="text">
      <style:text-properties officeooo:rsid="00c598fd"/>
    </style:style>
    <style:style style:name="T84" style:family="text">
      <style:text-properties officeooo:rsid="00c5a628"/>
    </style:style>
    <style:style style:name="T85" style:family="text">
      <style:text-properties officeooo:rsid="00c7465f"/>
    </style:style>
    <style:style style:name="T86" style:family="text">
      <style:text-properties officeooo:rsid="00caa003"/>
    </style:style>
    <style:style style:name="T87" style:family="text">
      <style:text-properties officeooo:rsid="00cc4a89"/>
    </style:style>
    <style:style style:name="T88" style:family="text">
      <style:text-properties officeooo:rsid="00ce2444"/>
    </style:style>
    <style:style style:name="T89" style:family="text">
      <style:text-properties officeooo:rsid="00ce5652"/>
    </style:style>
    <style:style style:name="T90" style:family="text">
      <style:text-properties officeooo:rsid="00d0c49f"/>
    </style:style>
    <style:style style:name="T91" style:family="text">
      <style:text-properties officeooo:rsid="00d36c72"/>
    </style:style>
    <style:style style:name="T92" style:family="text">
      <style:text-properties officeooo:rsid="00d5fc04"/>
    </style:style>
    <style:style style:name="T93" style:family="text">
      <style:text-properties officeooo:rsid="00d7df35"/>
    </style:style>
    <style:style style:name="T94" style:family="text">
      <style:text-properties officeooo:rsid="00db18f3"/>
    </style:style>
    <style:style style:name="T95" style:family="text">
      <style:text-properties officeooo:rsid="00de9801"/>
    </style:style>
    <style:style style:name="T96" style:family="text">
      <style:text-properties officeooo:rsid="00e2e6c7"/>
    </style:style>
    <style:style style:name="T97" style:family="text">
      <style:text-properties officeooo:rsid="00e45545"/>
    </style:style>
    <style:style style:name="T98" style:family="text">
      <style:text-properties officeooo:rsid="00e805a3"/>
    </style:style>
    <style:style style:name="T99" style:family="text">
      <style:text-properties officeooo:rsid="00ec0afc"/>
    </style:style>
    <style:style style:name="T100" style:family="text">
      <style:text-properties officeooo:rsid="00ee0555"/>
    </style:style>
    <style:style style:name="T101" style:family="text">
      <style:text-properties officeooo:rsid="00f038ba"/>
    </style:style>
    <style:style style:name="T102" style:family="text">
      <style:text-properties officeooo:rsid="00f2224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hat is Unit Testing ?</text:p>
      <text:p text:style-name="P2"/>
      <text:p text:style-name="P1">Unit test is a code written to test functionality of code</text:p>
      <text:p text:style-name="P1">Unit test provides feedback to developer whether the code is correct</text:p>
      <text:p text:style-name="P1">The class which we want to test is called <text:span text:style-name="T1">System/Class under test.</text:span></text:p>
      <text:p text:style-name="P101">The method we want to test is called Method under test.</text:p>
      <text:p text:style-name="P75"><text:span text:style-name="T4">Unit test insta</text:span><text:span text:style-name="T5">n</text:span><text:span text:style-name="T4">tiates class under test executes method under test and verifies if it works as expected.</text:span></text:p>
      <text:p text:style-name="P102"/>
      <text:p text:style-name="P3">What makes a good unit test ? </text:p>
      <text:p text:style-name="P3"/>
      <text:p text:style-name="P76">Easy to write</text:p>
      <text:p text:style-name="P76">Unit means small piece of code and to test unit we need easy code</text:p>
      <text:p text:style-name="P76">The code to be tested can have many scenarios and to test those scenarios we need many unit tests.</text:p>
      <text:p text:style-name="P77">Readable →<text:span text:style-name="T40"> show intent what it is testing</text:span></text:p>
      <text:p text:style-name="P78">Reliable → should not be dependent on environment on which it is running</text:p>
      <text:p text:style-name="P78"><text:tab/><text:tab/><text:span text:style-name="T41">success on one machine failed on other machine</text:span></text:p>
      <text:p text:style-name="P79">Fast → quick feedback <text:span text:style-name="T42">as we write 1000s of lines and execute tests repeatedly</text:span></text:p>
      <text:p text:style-name="P80">Isolated → if we are testing a class which is dependent on database , network services it may take time <text:tab/><text:tab/> <text:s text:c="6"/>to get results bcoz of dependency .</text:p>
      <text:p text:style-name="P80"><text:tab/> <text:s text:c="5"/>The class should be isolated from above external factors</text:p>
      <text:p text:style-name="P81"/>
      <text:p text:style-name="P4">What is JUnit ?</text:p>
      <text:p text:style-name="P4"/>
      <text:p text:style-name="P82">Open source framework to write repeatable tests</text:p>
      <text:p text:style-name="P82">It has a runner which determines the tests , executes the tests and reports the results</text:p>
      <text:p text:style-name="P82">JUnit validates expected result with actual output of program</text:p>
      <text:p text:style-name="P82">Based on assertions if test case is success or failure feedback is provided to user.</text:p>
      <text:p text:style-name="P82"/>
      <text:p text:style-name="P5">JUnit 5 Framework Architecture</text:p>
      <text:p text:style-name="P83"/>
      <text:p text:style-name="P84">Junit 4 → single big jar / no separation / no flexible api as a result ide and build tools were tightly <text:tab/><text:tab/> <text:s text:c="4"/>coupled <text:s/><text:span text:style-name="T43">using reflection etc. </text:span>, <text:span text:style-name="T43">changing junit jar could cause problems , no java 8 features</text:span></text:p>
      <text:p text:style-name="P85">JUnit 5 → multiple small jar , <text:s/>flexible api , <text:s/><text:span text:style-name="T44">java 8 features </text:span></text:p>
      <text:p text:style-name="P85"/>
      <text:p text:style-name="P86">An api for developers to write test</text:p>
      <text:p text:style-name="P86">Mechanism to discover and execute tests</text:p>
      <text:p text:style-name="P86">API for external tools to run tests in their environment</text:p>
      <text:p text:style-name="P86"/>
      <text:p text:style-name="P6">JUnit 5 Components</text:p>
      <text:p text:style-name="P86"/>
      <text:p text:style-name="P86">JUnit Platform </text:p>
      <text:p text:style-name="P86">JUnit Vintage</text:p>
      <text:p text:style-name="P86">JUnit Jupiter</text:p>
      <text:p text:style-name="P86"/>
      <text:p text:style-name="P87">JUnit Platform is core of JUnit</text:p>
      <text:p text:style-name="P87">It is reponsible to <text:span text:style-name="T45">launch test framework</text:span> on JVM</text:p>
      <text:p text:style-name="P89">Discover test implementations and execute them</text:p>
      <text:p text:style-name="P87"/>
      <text:p text:style-name="P88">JUnit Jupiter modern ways of writing tests</text:p>
      <text:p text:style-name="P88"><text:soft-page-break/>JUnit Vintage old way of writing test JUnit 3 , 4</text:p>
      <text:p text:style-name="P88"/>
      <text:p text:style-name="P90">JUnit 5 architecture was modularised</text:p>
      <text:p text:style-name="P7"/>
      <text:p text:style-name="P8">@Test annotation</text:p>
      <text:p text:style-name="P91">is applied over methods to mark them as test method</text:p>
      <text:p text:style-name="P91">present in org.junit.jupiter.api package</text:p>
      <text:p text:style-name="P92">method marked with @Test can be set with visibility <text:span text:style-name="T1">public , default , protected</text:span></text:p>
      <text:p text:style-name="P19"/>
      <text:p text:style-name="P20">In Junit we are not required to provide visibility to class and method</text:p>
      <text:p text:style-name="P20">They both can be default</text:p>
      <text:p text:style-name="P20"/>
      <text:p text:style-name="P21">Assertions</text:p>
      <text:p text:style-name="P21"/>
      <text:p text:style-name="P95">In order to test a system we create a test case and provide it an input and we know its expected output .</text:p>
      <text:p text:style-name="P95">After executing the test case we get actual output and it is compared with expected output.</text:p>
      <text:p text:style-name="P96">Assertion helps us to test actual output with expected output <text:span text:style-name="T47">and based on that we can decide if our test was a success or failure</text:span>.</text:p>
      <text:p text:style-name="P103">Assertions are static methods that we call .</text:p>
      <text:p text:style-name="P96"><text:span text:style-name="T46">org.jupiter.Assertions class</text:span> </text:p>
      <text:p text:style-name="P98">if assertion fails <text:span text:style-name="T1">AssertionFailedError</text:span> is raised</text:p>
      <text:p text:style-name="P11"/>
      <text:p text:style-name="P22">assertTrue()</text:p>
      <text:p text:style-name="P94">opposite of assertFalse()</text:p>
      <text:p text:style-name="P97">helps to validate if value supplied to it is true</text:p>
      <text:p text:style-name="P97">if value passed to it is true test case will pass or else it will fail</text:p>
      <text:p text:style-name="P97"/>
      <text:p text:style-name="P11">assertTrue(boolean condition)</text:p>
      <text:p text:style-name="P11">assertTrue(boolean condition,String message) → message will be displayed if test fails</text:p>
      <text:p text:style-name="P11">assertTrue(boolean condition,Supplier&lt;String&gt; messageSupplier)→ functional interface supplies message that will print when test fails</text:p>
      <text:p text:style-name="P11">Supplier is lazily evaluated , if <text:span text:style-name="T48">test fails</text:span> it is evaluated or else not</text:p>
      <text:p text:style-name="P12">assertTrue(Boolean<text:span text:style-name="T50">Supplier</text:span> booleanSupplier) → functional interface that passes boolean value</text:p>
      <text:p text:style-name="P13">assertTrue(BooleanSupplier <text:span text:style-name="T49">booleanSupplier,String message</text:span>)</text:p>
      <text:p text:style-name="P14">assertTrue(BooleanSupplier <text:span text:style-name="T49">booleanSupplier,Supplier&lt;String&gt; messageSupplier</text:span>)</text:p>
      <text:p text:style-name="P21"/>
      <text:p text:style-name="P9">assertFalse()</text:p>
      <text:p text:style-name="P93">helps to validate if value passed to it is false</text:p>
      <text:p text:style-name="P93">takes an actual value and checks if it is false</text:p>
      <text:p text:style-name="P93">if value id false then test case will pass</text:p>
      <text:p text:style-name="P10">assertValue(boolean condition)</text:p>
      <text:p text:style-name="P10">assertValue(boolean condition,String mess<text:span text:style-name="T52">a</text:span>ge)→ if fails message will be provided</text:p>
      <text:p text:style-name="P10">assertValue(boolean condition,Supplier&lt;String&gt; messageSupplier) → functionl interface</text:p>
      <text:p text:style-name="P15">rest methods same as above</text:p>
      <text:p text:style-name="P15"/>
      <text:p text:style-name="P16">assertNull()</text:p>
      <text:p text:style-name="P99">if object is null or not</text:p>
      <text:p text:style-name="P99">if object is null assertion is passed <text:span text:style-name="T51">or failed</text:span></text:p>
      <text:p text:style-name="P16">assertNull(Object object)</text:p>
      <text:p text:style-name="P16"><text:soft-page-break/>assertNull(Object object,String message)</text:p>
      <text:p text:style-name="P16">assertNull(Object object,Supplier&lt;String&gt; stringMessage)</text:p>
      <text:p text:style-name="P16"/>
      <text:p text:style-name="P18">assertNotNull()</text:p>
      <text:p text:style-name="P100">if object is not null</text:p>
      <text:p text:style-name="P100">if object is not null test is passed or not </text:p>
      <text:p text:style-name="P17">assert<text:span text:style-name="T53">Not</text:span>Null(Object object)</text:p>
      <text:p text:style-name="P17">assert<text:span text:style-name="T53">Not</text:span>Null(Object object,String message)</text:p>
      <text:p text:style-name="P17">assert<text:span text:style-name="T53">Not</text:span>Null(Object object,Supplier&lt;String&gt; stringMessage)</text:p>
      <text:p text:style-name="P16"/>
      <text:p text:style-name="P23">assertEquals()</text:p>
      <text:p text:style-name="P104">takes 2 values as input actual value and expected value</text:p>
      <text:p text:style-name="P106">validates if values are equal or not</text:p>
      <text:p text:style-name="P25">assertEquals(Object expected,Object actual)</text:p>
      <text:p text:style-name="P25">assertEquals(Object expected,Object actual,String message)</text:p>
      <text:p text:style-name="P27">assertEquals(Object expected,Object actu<text:span text:style-name="T55">a</text:span>l,Supplier&lt;String&gt; supplier<text:span text:style-name="T54">Message</text:span>)</text:p>
      <text:p text:style-name="P27"/>
      <text:p text:style-name="P24">assert<text:span text:style-name="T56">Not</text:span>Equals()</text:p>
      <text:p text:style-name="P105">takes 2 values as input actual value and expected value</text:p>
      <text:p text:style-name="P107">validates if values are <text:span text:style-name="T56">unequal</text:span></text:p>
      <text:p text:style-name="P26">assert<text:span text:style-name="T56">Not</text:span>Equals(Object expected,Object actual)</text:p>
      <text:p text:style-name="P26">assert<text:span text:style-name="T56">Not</text:span>Equals(Object expected,Object actual,String message)</text:p>
      <text:p text:style-name="P28">assert<text:span text:style-name="T56">Not</text:span>Equals(Object expected,Object actu<text:span text:style-name="T55">a</text:span>l,Supplier&lt;String&gt; supplier<text:span text:style-name="T54">Message</text:span>)</text:p>
      <text:p text:style-name="P28"/>
      <text:p text:style-name="P29">assertArrayEquals()</text:p>
      <text:p text:style-name="P108">this methods helps in validating expected and actual array are equal or not</text:p>
      <text:p text:style-name="P108">elements should be equal</text:p>
      <text:p text:style-name="P108">order should match</text:p>
      <text:p text:style-name="P108">no of elements should match</text:p>
      <text:p text:style-name="P30">assertArrayEquals(Object[] expected,Object[] actual)</text:p>
      <text:p text:style-name="P31">assertArrayEquals(Object[] expected,Object[] actual,<text:span text:style-name="T57">String message</text:span>)</text:p>
      <text:p text:style-name="P31">assertArrayEquals(Object[] expected,Object[] actual,<text:span text:style-name="T57">Supplier&lt;String&gt; supplierMessage</text:span>)</text:p>
      <text:p text:style-name="P31"/>
      <text:p text:style-name="P32">assertIterableEquals()</text:p>
      <text:p text:style-name="P109">Iterable is an interface implemented by collections</text:p>
      <text:p text:style-name="P109">Iterable equality means </text:p>
      <text:p text:style-name="P109"><text:tab/>elements are equal</text:p>
      <text:p text:style-name="P109"><text:tab/>order should match</text:p>
      <text:p text:style-name="P109"><text:tab/>no of elements</text:p>
      <text:p text:style-name="P32">assertIterableEquals(Iterable expected,Iterable actual)</text:p>
      <text:p text:style-name="P32">assertIterableEquals(Iterable expected,Iterable actual,String message)</text:p>
      <text:p text:style-name="P32">assertIterableEquals(Iterable expected,Iterable actual,Supplier&lt;String&gt; message)</text:p>
      <text:p text:style-name="P32"/>
      <text:p text:style-name="P33">assertTimeout()</text:p>
      <text:p text:style-name="P110">used to test long running tasks</text:p>
      <text:p text:style-name="P110">if task takes more than specified duration then test will fail</text:p>
      <text:p text:style-name="P37">The executable provided will be executed in same thread of calling code</text:p>
      <text:p text:style-name="P111">The executable is piece of code we want to test</text:p>
      <text:p text:style-name="P37">The executable execution will not be aborted <text:span text:style-name="T58">even timeout exceeds</text:span></text:p>
      <text:p text:style-name="P34"><text:soft-page-break/>assertTimeout(Duration timeLimit,Executable executable)</text:p>
      <text:p text:style-name="P34">assertTimeout(Duration timeLimit,Executable executable,String message)</text:p>
      <text:p text:style-name="P34">assertTimeout(Duration timeLimit,Executable executable,Supplier&lt;String&gt; messageSupplier)</text:p>
      <text:p text:style-name="P34"/>
      <text:p text:style-name="P36">assertTimeoutPreemptively()</text:p>
      <text:p text:style-name="P112">used to test long running tasks</text:p>
      <text:p text:style-name="P113">if task takes more than specified duration <text:span text:style-name="T59">test will fail</text:span></text:p>
      <text:p text:style-name="P38">the executable provided to test case will be executed in different thread</text:p>
      <text:p text:style-name="P38">the advantage is the task will be aborted if timeout <text:s/>exceeds</text:p>
      <text:p text:style-name="P35">assertTimeout<text:span text:style-name="T60">Preemptively</text:span>(Duration timeLimit,Executable executable)</text:p>
      <text:p text:style-name="P35">assertTimeout<text:span text:style-name="T60">Preemptively</text:span>(Duration timeLimit,Executable executable,String message)</text:p>
      <text:p text:style-name="P35">assertTimeout<text:span text:style-name="T60">Preemptively</text:span>(Duration timeLimit,Executable executable,Supplier&lt;String&gt; messageSupplier)</text:p>
      <text:p text:style-name="P35"/>
      <text:p text:style-name="P39">assertThrows()</text:p>
      <text:p text:style-name="P114">assertThrows takes in an executable that throws an exception of expectedType and returns the exception</text:p>
      <text:p text:style-name="P114">if no exception is thrown or exception thrown of different type then test fails</text:p>
      <text:p text:style-name="P115">it follows inheritance hierarchy , assert will pass of expectedType is Parent type and actual object is of child type.</text:p>
      <text:p text:style-name="P115"/>
      <text:p text:style-name="P40">&lt;T extends Throwable&gt;T assertThrows(Class&lt;T&gt; expectedType,Executable executable)</text:p>
      <text:p text:style-name="P40">&lt;T extends Throwable&gt;T assertThrows(Class&lt;T&gt; expectedType,Executable executable,String message)</text:p>
      <text:p text:style-name="P40">&lt;T extends Throwable&gt;T assertThrows(Class&lt;T&gt; expectedType,Executable executable,Supplier&lt;String&gt; supplierMessage)</text:p>
      <text:p text:style-name="P40"><text:tab/></text:p>
      <text:p text:style-name="P41">@DisplayName</text:p>
      <text:p text:style-name="P116">used to provide a custome name to test classes and other lifecycle methods</text:p>
      <text:p text:style-name="P116">if not used class name and @Test method name gets printed when test cases are executed</text:p>
      <text:p text:style-name="P117">@DisplayName provides readable names to our tests in t<text:span text:style-name="T61">e</text:span>st runners , test reports , IDE</text:p>
      <text:p text:style-name="P117"/>
      <text:p text:style-name="P43">@Disabled</text:p>
      <text:p text:style-name="P118">skip entire test classes or methods</text:p>
      <text:p text:style-name="P118">takes in optional parameter that displays a message as to why a test was disabled</text:p>
      <text:p text:style-name="P42"/>
      <text:p text:style-name="P44">Assumptions</text:p>
      <text:p text:style-name="P120">Assumptions are provided to <text:span text:style-name="T65">a </text:span>test case.</text:p>
      <text:p text:style-name="P119">Assuptions are preconditions that need to be satisfied to run <text:span text:style-name="T62">assertions in</text:span> test.</text:p>
      <text:p text:style-name="P120">If assumptions are not satisfied then <text:span text:style-name="T1">TestAbortedException</text:span> is thrown and test is skipped</text:p>
      <text:p text:style-name="P120">A failed assumption does not mean test failure but results in test being aborted.</text:p>
      <text:p text:style-name="P121"><text:span text:style-name="T1">Test execution is skipped</text:span> if we are testing using wrong data or some bug</text:p>
      <text:p text:style-name="P121"/>
      <text:p text:style-name="P45">assume<text:span text:style-name="T63">True()</text:span></text:p>
      <text:p text:style-name="P122">helps to validate assumption is true</text:p>
      <text:p text:style-name="P124">throws TestAbortedException if assumption not satisfied</text:p>
      <text:p text:style-name="P126">if assumption is true <text:span text:style-name="T64">test proceeds for execution or they are </text:span><text:span text:style-name="T2">skipped</text:span></text:p>
      <text:p text:style-name="P146"/>
      <text:p text:style-name="P126"/>
      <text:p text:style-name="P47"><text:soft-page-break/>assumeTrue(boolean assumption)</text:p>
      <text:p text:style-name="P47">assumeTrue(boolean assumption,String message)</text:p>
      <text:p text:style-name="P49">assumeTrue(boolean assumptionSupplier&lt;String&gt; messageSupplier)</text:p>
      <text:p text:style-name="P51">assumeTrue(BooleanSupplier booleanSupplier)</text:p>
      <text:p text:style-name="P51">assumeTrue(BooleanSupplier booleanSupplier,Supplier&lt;String&gt; stringSupplier)</text:p>
      <text:p text:style-name="P51"/>
      <text:p text:style-name="P46">assume<text:span text:style-name="T66">False()</text:span></text:p>
      <text:p text:style-name="P123">helps to validate assumption is <text:span text:style-name="T66">false</text:span></text:p>
      <text:p text:style-name="P125">throws <text:span text:style-name="T1">TestAbortedException</text:span> if assumption not satisfied</text:p>
      <text:p text:style-name="P127">if assumption is <text:span text:style-name="T66">false</text:span> <text:span text:style-name="T64">test proceeds for execution or they are </text:span><text:span text:style-name="T2">skipped</text:span></text:p>
      <text:p text:style-name="P48"/>
      <text:p text:style-name="P127"/>
      <text:p text:style-name="P48">assume<text:span text:style-name="T67">False</text:span>(boolean assumption)</text:p>
      <text:p text:style-name="P48">assume<text:span text:style-name="T67">False</text:span>(boolean assumption,String message)</text:p>
      <text:p text:style-name="P50">assume<text:span text:style-name="T67">False</text:span>(boolean assumptionSupplier&lt;String&gt; messageSupplier)</text:p>
      <text:p text:style-name="P52">assume<text:span text:style-name="T67">False</text:span>(BooleanSupplier booleanSupplier)</text:p>
      <text:p text:style-name="P52">assume<text:span text:style-name="T67">False</text:span>(BooleanSupplier booleanSupplier,Supplier&lt;String&gt; stringSupplier)</text:p>
      <text:p text:style-name="P52"/>
      <text:p text:style-name="P53">assumingThat()</text:p>
      <text:p text:style-name="P128">it takes two things boolean assumption and executable</text:p>
      <text:p text:style-name="P129">if assumption is true then executable is executed</text:p>
      <text:p text:style-name="P129">if assumption is false then executable is skipped</text:p>
      <text:p text:style-name="P129">the test case is not skipped in any case</text:p>
      <text:p text:style-name="P54">assumingThat(boolean assumption,<text:span text:style-name="T68">Executable executable</text:span>)</text:p>
      <text:p text:style-name="P55">assumingThat(BooleanSupplier booleanSupplier,Executable executable)</text:p>
      <text:p text:style-name="P55"/>
      <text:p text:style-name="P56">Test Instance Lifecycle</text:p>
      <text:p text:style-name="P56">@TestInstance </text:p>
      <text:p text:style-name="P130">used to change lifecycle behaviour of test class</text:p>
      <text:p text:style-name="P130">has two modes</text:p>
      <text:p text:style-name="P130">1 <text:span text:style-name="T1">@TestInstance(Lifecycle.PER_METHOD)</text:span></text:p>
      <text:p text:style-name="P130"><text:tab/>if @TestInstance is not declared on a test class the lifecycle is by default PER_METHOD</text:p>
      <text:p text:style-name="P130"><text:tab/>JUnit creates new instance of Test class before executing each method</text:p>
      <text:p text:style-name="P131">2 <text:span text:style-name="T3">@TestInstance(Lifecycle.PER_</text:span><text:span text:style-name="T1">CLASS</text:span><text:span text:style-name="T3">)</text:span></text:p>
      <text:p text:style-name="P131"><text:span text:style-name="T3"><text:tab/></text:span><text:span text:style-name="T69">JUnit creates instance only once</text:span></text:p>
      <text:p text:style-name="P131"/>
      <text:p text:style-name="P57">@BeforeAll</text:p>
      <text:p text:style-name="P57">@AfterAll</text:p>
      <text:p text:style-name="P60">(LifeCycle.PER_METHOD)</text:p>
      <text:p text:style-name="P60"/>
      <text:p text:style-name="P63">@BeforeAll</text:p>
      <text:p text:style-name="P132">must be used on static methods</text:p>
      <text:p text:style-name="P132">called before <text:span text:style-name="T72">first</text:span> instance is created <text:span text:style-name="T73">as for PER_METHOD multiple instances will be created</text:span></text:p>
      <text:p text:style-name="P132">called before constructor</text:p>
      <text:p text:style-name="P132">called only once for whole lifecycle</text:p>
      <text:p text:style-name="P133">used for initializing static resources like db connection , server start etc which are expensive to create for each test invocation</text:p>
      <text:p text:style-name="P64"/>
      <text:p text:style-name="P64">@AfterAll</text:p>
      <text:p text:style-name="P133"><text:soft-page-break/>used on static methods </text:p>
      <text:p text:style-name="P133">called at end of all @Test methods and lifecycle methods <text:span text:style-name="T74">after last instance is created as for PER_METHOD multiple instances are created</text:span></text:p>
      <text:p text:style-name="P133">called only once for a test lifecycle </text:p>
      <text:p text:style-name="P133">used for resource cleanup db connection , server stop</text:p>
      <text:p text:style-name="P133"/>
      <text:p text:style-name="P58">@Before<text:span text:style-name="T70">Each</text:span></text:p>
      <text:p text:style-name="P58">@After<text:span text:style-name="T70">Each</text:span></text:p>
      <text:p text:style-name="P61">(LifeCycle.PER_METHOD)</text:p>
      <text:p text:style-name="P61"/>
      <text:p text:style-name="P65">@BeforeEach</text:p>
      <text:p text:style-name="P134">used on instance method</text:p>
      <text:p text:style-name="P134">called before each @Test method</text:p>
      <text:p text:style-name="P134">used to setup instance variables and resources which can be used in @Test method</text:p>
      <text:p text:style-name="P159">it is used to execute common logic that that every @Test method requires before execution</text:p>
      <text:p text:style-name="P159">it is used to avoid code duplication</text:p>
      <text:p text:style-name="P135"/>
      <text:p text:style-name="P66"><text:span text:style-name="T71">@AfterEach </text:span><text:s/></text:p>
      <text:p text:style-name="P136">used on instance method</text:p>
      <text:p text:style-name="P136">called after @Test method execution</text:p>
      <text:p text:style-name="P136">used to cleanup resources allocated for @Test in @BeforeEach</text:p>
      <text:p text:style-name="P136"/>
      <text:p text:style-name="P136"/>
      <text:p text:style-name="P67">@BeforeAll</text:p>
      <text:p text:style-name="P67">@AfterAll</text:p>
      <text:p text:style-name="P59">@Before<text:span text:style-name="T70">Each</text:span></text:p>
      <text:p text:style-name="P59">@After<text:span text:style-name="T70">Each</text:span></text:p>
      <text:p text:style-name="P62">(LifeCycle.PER_<text:span text:style-name="T75">CLASS</text:span>)</text:p>
      <text:p text:style-name="P67">Same execution as PER_METHOD</text:p>
      <text:p text:style-name="P68"/>
      <text:p text:style-name="P69">Parameterized Test</text:p>
      <text:p text:style-name="P137">allows developer to run same test multiple times with different arguments</text:p>
      <text:p text:style-name="P138">saves time in writing test cases which differ only in input arguments</text:p>
      <text:p text:style-name="P139">to mark method as parameterized test method we use <text:span text:style-name="T1">@ParameterizedTest</text:span> annotation</text:p>
      <text:p text:style-name="P140">To use above annotation we need to provide a source or tests wont run</text:p>
      <text:p text:style-name="P141">Source is a collection of arguments</text:p>
      <text:p text:style-name="P141"/>
      <text:p text:style-name="P71">Types of sources</text:p>
      <text:p text:style-name="P71"/>
      <text:p text:style-name="P142">@ValueSource → pass multiple values in form of array</text:p>
      <text:p text:style-name="P142">@NullSource → null value</text:p>
      <text:p text:style-name="P142">@EmptySource → empty value</text:p>
      <text:p text:style-name="P142">@NullAndEmptySource → both</text:p>
      <text:p text:style-name="P142">@EnumSource → different values in form of enums</text:p>
      <text:p text:style-name="P142">@MethodSource → pass values returned by methods</text:p>
      <text:p text:style-name="P142">@CsvSource → comma separated values</text:p>
      <text:p text:style-name="P160">@CsvFileSource → values present in external csv file</text:p>
      <text:p text:style-name="P70"/>
      <text:p text:style-name="P72">@ValueSource</text:p>
      <text:p text:style-name="P143"><text:soft-page-break/>We can provide argument array of primitive and String , Class types</text:p>
      <text:p text:style-name="P143"/>
      <text:p text:style-name="P73">@NullSource</text:p>
      <text:p text:style-name="P73"><text:tab/><text:span text:style-name="T6">it provides single null value to test method</text:span></text:p>
      <text:p text:style-name="P144"><text:tab/><text:span text:style-name="T76">canot be used with primitive values</text:span></text:p>
      <text:p text:style-name="P144"/>
      <text:p text:style-name="P73">@EmptySource</text:p>
      <text:p text:style-name="P144"><text:tab/><text:span text:style-name="T76">supports String , Set , List , Map , Arrays</text:span></text:p>
      <text:p text:style-name="P144"/>
      <text:p text:style-name="P74">@NullAndEmptySource</text:p>
      <text:p text:style-name="P145"><text:tab/><text:span text:style-name="T77">provides a null and a empty value</text:span></text:p>
      <text:p text:style-name="P161"><text:s/></text:p>
      <text:p text:style-name="P148">@CsvSource</text:p>
      <text:p text:style-name="P162"><text:tab/><text:span text:style-name="T78">provide comma separated values to our parameterized tests</text:span></text:p>
      <text:p text:style-name="P162"><text:tab/>“<text:span text:style-name="T79">one , two</text:span>” <text:span text:style-name="T79">will be passed as 2 arguments</text:span></text:p>
      <text:p text:style-name="P162"><text:tab/>“<text:span text:style-name="T80">one , ‘two , three’ </text:span>” <text:span text:style-name="T80">will again be passed as 2 arguments because because in single quote it is <text:tab/>considered as single string and the comma inside it will not be considered</text:span></text:p>
      <text:p text:style-name="P162"><text:tab/>“<text:span text:style-name="T80">one , ‘’ </text:span>” <text:span text:style-name="T80">here 2 arguments one and ‘’</text:span></text:p>
      <text:p text:style-name="P162"><text:tab/>“<text:span text:style-name="T80">one , </text:span>” <text:span text:style-name="T80">here 2 arguments one and null</text:span></text:p>
      <text:p text:style-name="P162"/>
      <text:p text:style-name="P149">@CsvFileSource</text:p>
      <text:p text:style-name="P149"><text:tab/><text:span text:style-name="T7">allows us to use CSV files from classpath</text:span></text:p>
      <text:p text:style-name="P149"><text:span text:style-name="T7"><text:tab/></text:span><text:span text:style-name="T8">each line from csv file source will result in invocation of parameterized test</text:span></text:p>
      <text:p text:style-name="P149"><text:span text:style-name="T8"><text:tab/></text:span><text:span text:style-name="T9">the annotation has parameters as</text:span></text:p>
      <text:p text:style-name="P149"><text:span text:style-name="T9"><text:tab/><text:tab/>resources → path to csv</text:span></text:p>
      <text:p text:style-name="P149"><text:span text:style-name="T9"><text:tab/><text:tab/>numLinesToSkip → allows to skip lines</text:span></text:p>
      <text:p text:style-name="P149"><text:span text:style-name="T9"/></text:p>
      <text:p text:style-name="P150"><text:span text:style-name="T81">@</text:span>EnumSource</text:p>
      <text:p text:style-name="P150"><text:tab/><text:span text:style-name="T10">pass enum constants as parameters</text:span></text:p>
      <text:p text:style-name="P150"><text:span text:style-name="T10"><text:tab/></text:span><text:span text:style-name="T11">has parameter </text:span><text:span text:style-name="T82">names</text:span><text:span text:style-name="T11"> which allows us to specify which constants shall be used</text:span></text:p>
      <text:p text:style-name="P150"><text:span text:style-name="T11"><text:tab/>has <text:s/></text:span><text:span text:style-name="T82">mode</text:span><text:span text:style-name="T11"> parameter which provides us the control as to which constants shall be passed</text:span></text:p>
      <text:p text:style-name="P150"><text:span text:style-name="T11"><text:tab/>to test</text:span></text:p>
      <text:p text:style-name="P150"><text:span text:style-name="T11"><text:tab/><text:tab/></text:span><text:span text:style-name="T82">EXCLUDE</text:span><text:span text:style-name="T11"> – helps us to exclude names from enum constant pool</text:span></text:p>
      <text:p text:style-name="P150"><text:span text:style-name="T11"><text:tab/><text:tab/></text:span><text:span text:style-name="T82">MATCH_ALL</text:span><text:span text:style-name="T11"> – takes in a regular expression and passes constants that satisfy regular <text:tab/><text:tab/><text:tab/>expression</text:span></text:p>
      <text:p text:style-name="P162"><text:tab/></text:p>
      <text:p text:style-name="P151">@MethodSource</text:p>
      <text:p text:style-name="P151"><text:tab/><text:span text:style-name="T12">allows us to specify a static factory method as a source to parameterized test</text:span></text:p>
      <text:p text:style-name="P151"><text:span text:style-name="T12"><text:tab/>static factory method </text:span><text:span text:style-name="T15">must</text:span><text:span text:style-name="T12"> return stream , iterable , iterator , array</text:span></text:p>
      <text:p text:style-name="P151"><text:span text:style-name="T12"><text:tab/></text:span><text:span text:style-name="T13">if parameterized test method has multiple arguments then we need to return stream , array , <text:tab/>collection of </text:span><text:span text:style-name="T83">Arguments</text:span><text:span text:style-name="T13"> instances</text:span></text:p>
      <text:p text:style-name="P151"><text:span text:style-name="T13"><text:tab/></text:span><text:span text:style-name="T84">Arguments</text:span><text:span text:style-name="T14"> is an interface that provides access to </text:span><text:span text:style-name="T15">a</text:span><text:span text:style-name="T14">n array of objects to be used within <text:tab/>@ParameterizedTest</text:span></text:p>
      <text:p text:style-name="P151"><text:span text:style-name="T14"/></text:p>
      <text:p text:style-name="P151"><text:span text:style-name="T83"><text:tab/></text:span></text:p>
      <text:p text:style-name="P152"><text:span text:style-name="T83">R</text:span>epeatable Tests</text:p>
      <text:p text:style-name="P152"><text:tab/><text:span text:style-name="T16">junit provides an ability to repeat a test multiple number of times</text:span></text:p>
      <text:p text:style-name="P152"><text:span text:style-name="T16"><text:tab/></text:span><text:span text:style-name="T17">we can annotate method with </text:span><text:span text:style-name="T85">@RepeatedTest</text:span></text:p>
      <text:p text:style-name="P152"><text:tab/><text:span text:style-name="T17">we can specify total number of repetitions to the annotation</text:span></text:p>
      <text:p text:style-name="P152"><text:soft-page-break/><text:span text:style-name="T17"><text:tab/></text:span><text:span text:style-name="T18">each execution of @RepeatableTest behaves like execution of </text:span><text:span text:style-name="T19">normal</text:span><text:span text:style-name="T18"> @Test with full support <text:tab/>for lifecycle callbacks </text:span></text:p>
      <text:p text:style-name="P152"><text:span text:style-name="T18"><text:tab/></text:span><text:span text:style-name="T20">Test name will be displayed with </text:span><text:span text:style-name="T86">currentRepetition</text:span><text:span text:style-name="T20"> and </text:span><text:span text:style-name="T86">totalRepetition</text:span><text:span text:style-name="T20"> count</text:span></text:p>
      <text:p text:style-name="P152"><text:span text:style-name="T20"><text:tab/></text:span></text:p>
      <text:p text:style-name="P152"><text:span text:style-name="T20"><text:tab/></text:span><text:span text:style-name="T87">Custom Display Name</text:span></text:p>
      <text:p text:style-name="P152"/>
      <text:p text:style-name="P152"><text:tab/><text:span text:style-name="T21">we can use name attribute of @RepeatedTest annotation </text:span></text:p>
      <text:p text:style-name="P164"><text:tab/><text:span text:style-name="T88">they can be configured by dynamic placeholders such as</text:span></text:p>
      <text:p text:style-name="P153"><text:tab/><text:tab/><text:span text:style-name="T89">{displayName}</text:span></text:p>
      <text:p text:style-name="P153"><text:tab/><text:tab/><text:span text:style-name="T89">{currentRepetition}</text:span></text:p>
      <text:p text:style-name="P153"><text:tab/><text:tab/><text:span text:style-name="T89">{totalRepetitions}</text:span><text:tab/></text:p>
      <text:p text:style-name="P153"/>
      <text:p text:style-name="P152"><text:tab/><text:span text:style-name="T90">Predefined name formats</text:span></text:p>
      <text:p text:style-name="P152"><text:tab/><text:tab/><text:span text:style-name="T91">RepeatedTest.LONG_DISPLAY_NAME</text:span></text:p>
      <text:p text:style-name="P152"><text:tab/><text:tab/><text:tab/><text:span text:style-name="T22">eg </text:span><text:span text:style-name="T23">RepeatedTest ::</text:span><text:span text:style-name="T22"> repetition 1 of 10</text:span></text:p>
      <text:p text:style-name="P152"><text:span text:style-name="T22"><text:tab/><text:tab/></text:span></text:p>
      <text:p text:style-name="P152"><text:span text:style-name="T18"><text:tab/><text:tab/></text:span><text:span text:style-name="T92">RepeatedTest.SHORT_DISPLAY_NAME</text:span></text:p>
      <text:p text:style-name="P152"><text:tab/><text:tab/><text:tab/><text:span text:style-name="T24">eg repetition 1 of 10</text:span></text:p>
      <text:p text:style-name="P152"><text:span text:style-name="T24"/></text:p>
      <text:p text:style-name="P152"><text:span text:style-name="T24"><text:tab/><text:tab/></text:span></text:p>
      <text:p text:style-name="P155"><text:span text:style-name="T93">C</text:span>onditional Test Execution API</text:p>
      <text:p text:style-name="P155"><text:tab/> <text:span text:style-name="T25">ExecutionCondition API allows programmers to enable or disable test based on <text:tab/><text:tab/><text:tab/>certain conditions programmatically</text:span></text:p>
      <text:p text:style-name="P152"><text:span text:style-name="T18"><text:tab/></text:span><text:span text:style-name="T28">@</text:span><text:span text:style-name="T94">DisabledCondition</text:span><text:span text:style-name="T26"> is built in condition that supports </text:span><text:span text:style-name="T94">@Disabled</text:span><text:span text:style-name="T26"> condition</text:span></text:p>
      <text:p text:style-name="P152"><text:span text:style-name="T26"><text:tab/></text:span><text:span text:style-name="T27">also support many annotation based conditions present in JUnit</text:span></text:p>
      <text:p text:style-name="P154"><text:span text:style-name="T27"><text:tab/></text:span><text:span text:style-name="T29">Some of the conditions are </text:span></text:p>
      <text:p text:style-name="P154"><text:span text:style-name="T29"><text:tab/></text:span><text:span text:style-name="T95">Operating System Conditions</text:span><text:span text:style-name="T29"> , </text:span></text:p>
      <text:p text:style-name="P154"><text:span text:style-name="T29"><text:tab/></text:span><text:span text:style-name="T95">Java Runtime Environment Conditions</text:span><text:span text:style-name="T29"> ,</text:span></text:p>
      <text:p text:style-name="P154"><text:span text:style-name="T29"><text:tab/></text:span><text:span text:style-name="T95">Environment Variable Conditions</text:span><text:span text:style-name="T29"> ,</text:span></text:p>
      <text:p text:style-name="P154"><text:span text:style-name="T29"><text:tab/></text:span><text:span text:style-name="T95">System Property Conditions</text:span><text:span text:style-name="T29"> etc.</text:span></text:p>
      <text:p text:style-name="P154"><text:span text:style-name="T29"><text:tab/></text:span></text:p>
      <text:p text:style-name="P156"><text:span text:style-name="T95">O</text:span>perating System Condition<text:span text:style-name="T96">s</text:span></text:p>
      <text:p text:style-name="P156"><text:tab/><text:span text:style-name="T30">A test can be enabled or disabled on a particular OS by using </text:span><text:span text:style-name="T97">@EnabledOnOs</text:span><text:span text:style-name="T30"> and <text:tab/></text:span><text:span text:style-name="T97">@DisabledOnOs</text:span><text:span text:style-name="T30"> annotations.</text:span></text:p>
      <text:p text:style-name="P156"><text:span text:style-name="T30"><text:tab/></text:span></text:p>
      <text:p text:style-name="P157"><text:span text:style-name="T97">J</text:span>ava Runtime Environment Conditions</text:p>
      <text:p text:style-name="P157"><text:span text:style-name="T4"><text:tab/></text:span><text:span text:style-name="T30">A test can be enabled or disabled on a particular </text:span><text:span text:style-name="T4">java version</text:span><text:span text:style-name="T30"> by using </text:span><text:span text:style-name="T97">@EnabledOn</text:span>Jre<text:span text:style-name="T30"> and <text:tab/></text:span><text:span text:style-name="T97">@DisabledOn</text:span>Jre<text:span text:style-name="T30"> annotations.</text:span></text:p>
      <text:p text:style-name="P157"><text:span text:style-name="T30"><text:tab/></text:span><text:span text:style-name="T31">Both annotations have mandatory value parameter that take JRE version</text:span></text:p>
      <text:p text:style-name="P157"><text:span text:style-name="T31"><text:tab/> </text:span><text:span text:style-name="T98">@EnabledOnJre(JRE.JAVA_10)</text:span></text:p>
      <text:p text:style-name="P157"><text:span text:style-name="T98"><text:tab/> @DisabledOnJre(JRE.JAVA_8)</text:span></text:p>
      <text:p text:style-name="P157"/>
      <text:p text:style-name="P158">Dynamic Tests</text:p>
      <text:p text:style-name="P158"><text:tab/><text:span text:style-name="T32">Test generated during runtime</text:span></text:p>
      <text:p text:style-name="P157"><text:span text:style-name="T30"><text:tab/></text:span><text:span text:style-name="T33">Dynamic tests are generated using factory method which are annotated using </text:span><text:span text:style-name="T99">@TestFactory</text:span><text:span text:style-name="T33">.</text:span></text:p>
      <text:p text:style-name="P157"><text:span text:style-name="T33"><text:tab/>These factory methods cannot be marked as private or static.</text:span></text:p>
      <text:p text:style-name="P157"><text:span text:style-name="T33"><text:tab/>@TestFactory must return DynamicNode , Stream , Collection , Iterator , Iterable , Array of <text:tab/>DynamicNode/</text:span><text:span text:style-name="T38">DynamicTest/</text:span><text:span text:style-name="T39">DynamicContainer</text:span><text:span text:style-name="T33"> instances .</text:span></text:p>
      <text:p text:style-name="P157"><text:span text:style-name="T33"><text:tab/>If anything else is provided JunitException is thrown</text:span></text:p>
      <text:p text:style-name="P157"><text:soft-page-break/><text:span text:style-name="T33"><text:tab/></text:span><text:span text:style-name="T34">Each dynamic test consists of two parts </text:span><text:span text:style-name="T100">displayName</text:span><text:span text:style-name="T34"> and </text:span><text:span text:style-name="T100">Executable</text:span><text:span text:style-name="T34">.</text:span></text:p>
      <text:p text:style-name="P157"><text:span text:style-name="T34"><text:tab/></text:span><text:span text:style-name="T35">Dynamic tests do not support lifecycle methods</text:span></text:p>
      <text:p text:style-name="P157"><text:span text:style-name="T35"><text:tab/></text:span><text:span text:style-name="T101">DynamicNode</text:span><text:span text:style-name="T36"> class is extended by </text:span><text:span text:style-name="T101">DynamicTest</text:span><text:span text:style-name="T36"> and </text:span><text:span text:style-name="T101">DynamicContainer</text:span></text:p>
      <text:p text:style-name="P157"><text:tab/><text:span text:style-name="T37">DynamicTest represents a test</text:span></text:p>
      <text:p text:style-name="P165"><text:tab/><text:span text:style-name="T102">DynamicContainer contains multiple DynamicTest objects other DynamicContainer objects</text:span></text:p>
      <text:p text:style-name="P165"/>
      <text:p text:style-name="P165"/>
      <text:p text:style-name="P157"><text:span text:style-name="T34"><text:tab/></text:span></text:p>
      <text:p text:style-name="P157"><text:span text:style-name="T33"><text:tab/></text:span></text:p>
      <text:p text:style-name="P156"><text:span text:style-name="T30"><text:tab/></text:span></text:p>
      <text:p text:style-name="P152"><text:span text:style-name="T26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_64 LibreOffice_project/aecc05fe267cc68dde00352a451aa867b3b546ac</meta:generator>
    <dc:date>2021-03-01T14:39:16.190000000</dc:date>
    <meta:editing-duration>PT15H29M3S</meta:editing-duration>
    <meta:editing-cycles>227</meta:editing-cycles>
    <meta:document-statistic meta:table-count="0" meta:image-count="0" meta:object-count="0" meta:page-count="9" meta:paragraph-count="319" meta:word-count="2144" meta:character-count="15252" meta:non-whitespace-character-count="13253"/>
  </office:meta>
</office:document-meta>
</file>